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P2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P3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P6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P7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8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9" style:family="paragraph" style:parent-style-name="blFooter">
      <style:paragraph-properties fo:text-align="center" style:justify-single-word="false"/>
    </style:style>
    <style:style style:name="P10" style:family="paragraph" style:parent-style-name="blFooter">
      <style:paragraph-properties fo:text-align="center" style:justify-single-word="false"/>
      <style:text-properties officeooo:paragraph-rsid="0120a671"/>
    </style:style>
    <style:style style:name="P11" style:family="paragraph" style:parent-style-name="blFooter">
      <style:paragraph-properties fo:text-align="center" style:justify-single-word="false"/>
      <style:text-properties officeooo:paragraph-rsid="014838af"/>
    </style:style>
    <style:style style:name="P12" style:family="paragraph" style:parent-style-name="blTableContentNumber">
      <style:text-properties officeooo:paragraph-rsid="00c25493"/>
    </style:style>
    <style:style style:name="P13" style:family="paragraph" style:parent-style-name="blTableContentNumber">
      <style:text-properties officeooo:paragraph-rsid="00e3425d"/>
    </style:style>
    <style:style style:name="P14" style:family="paragraph" style:parent-style-name="blTableContentNumber">
      <style:text-properties officeooo:paragraph-rsid="00e51e74"/>
    </style:style>
    <style:style style:name="P15" style:family="paragraph" style:parent-style-name="blTableContentNumber">
      <style:text-properties officeooo:paragraph-rsid="00e7aae5"/>
    </style:style>
    <style:style style:name="P16" style:family="paragraph" style:parent-style-name="blTableContentNumber">
      <style:text-properties officeooo:paragraph-rsid="00eb2721"/>
    </style:style>
    <style:style style:name="P17" style:family="paragraph" style:parent-style-name="blTableContentNumber">
      <style:text-properties officeooo:paragraph-rsid="00ebe2d1"/>
    </style:style>
    <style:style style:name="P18" style:family="paragraph" style:parent-style-name="blTableContentNumber">
      <style:text-properties officeooo:paragraph-rsid="00eee95c"/>
    </style:style>
    <style:style style:name="P19" style:family="paragraph" style:parent-style-name="blTableContentNumber">
      <style:text-properties officeooo:paragraph-rsid="00efd79b"/>
    </style:style>
    <style:style style:name="P20" style:family="paragraph" style:parent-style-name="blTableContentNumber">
      <style:text-properties officeooo:paragraph-rsid="00f2aafd"/>
    </style:style>
    <style:style style:name="P21" style:family="paragraph" style:parent-style-name="blTableContentNumber">
      <style:text-properties officeooo:paragraph-rsid="00f7a8bf"/>
    </style:style>
    <style:style style:name="P22" style:family="paragraph" style:parent-style-name="blTableContentNumber">
      <style:text-properties officeooo:paragraph-rsid="00f97b30"/>
    </style:style>
    <style:style style:name="P23" style:family="paragraph" style:parent-style-name="blTableContentNumber">
      <style:text-properties officeooo:paragraph-rsid="00fc21bf"/>
    </style:style>
    <style:style style:name="P24" style:family="paragraph" style:parent-style-name="blTableContentNumber">
      <style:text-properties officeooo:paragraph-rsid="0100fa12"/>
    </style:style>
    <style:style style:name="P25" style:family="paragraph" style:parent-style-name="blTableContentNumber">
      <style:text-properties officeooo:paragraph-rsid="010430f7"/>
    </style:style>
    <style:style style:name="P26" style:family="paragraph" style:parent-style-name="blTableContentNumber">
      <style:text-properties officeooo:paragraph-rsid="01085002"/>
    </style:style>
    <style:style style:name="P27" style:family="paragraph" style:parent-style-name="blTableContentCorrection">
      <style:text-properties officeooo:paragraph-rsid="00ba1d7b"/>
    </style:style>
    <style:style style:name="P28" style:family="paragraph" style:parent-style-name="blTableContentCorrection">
      <style:text-properties officeooo:paragraph-rsid="00c25493"/>
    </style:style>
    <style:style style:name="P29" style:family="paragraph" style:parent-style-name="blTableContentCorrection">
      <style:text-properties officeooo:paragraph-rsid="00e51e74"/>
    </style:style>
    <style:style style:name="P30" style:family="paragraph" style:parent-style-name="blTableContentCorrection">
      <style:text-properties officeooo:paragraph-rsid="00e7aae5"/>
    </style:style>
    <style:style style:name="P31" style:family="paragraph" style:parent-style-name="blTableContentCorrection">
      <style:text-properties officeooo:paragraph-rsid="00eb2721"/>
    </style:style>
    <style:style style:name="P32" style:family="paragraph" style:parent-style-name="blTableContentCorrection">
      <style:text-properties officeooo:paragraph-rsid="00ebe2d1"/>
    </style:style>
    <style:style style:name="P33" style:family="paragraph" style:parent-style-name="blTableContentCorrection">
      <style:text-properties officeooo:paragraph-rsid="00eee95c"/>
    </style:style>
    <style:style style:name="P34" style:family="paragraph" style:parent-style-name="blTableContentCorrection">
      <style:text-properties officeooo:paragraph-rsid="00efd79b"/>
    </style:style>
    <style:style style:name="P35" style:family="paragraph" style:parent-style-name="blTableContentCorrection">
      <style:text-properties officeooo:paragraph-rsid="00f2aafd"/>
    </style:style>
    <style:style style:name="P36" style:family="paragraph" style:parent-style-name="blTableContentCorrection">
      <style:text-properties officeooo:paragraph-rsid="00f7a8bf"/>
    </style:style>
    <style:style style:name="P37" style:family="paragraph" style:parent-style-name="blTableContentCorrection">
      <style:text-properties officeooo:paragraph-rsid="00f97b30"/>
    </style:style>
    <style:style style:name="P38" style:family="paragraph" style:parent-style-name="blTableContentCorrection">
      <style:text-properties officeooo:paragraph-rsid="00fc21bf"/>
    </style:style>
    <style:style style:name="P39" style:family="paragraph" style:parent-style-name="blTableContentCorrection">
      <style:text-properties officeooo:paragraph-rsid="0100fa12"/>
    </style:style>
    <style:style style:name="P40" style:family="paragraph" style:parent-style-name="blTableContentCorrection">
      <style:text-properties officeooo:paragraph-rsid="010430f7"/>
    </style:style>
    <style:style style:name="P41" style:family="paragraph" style:parent-style-name="blTableContentCorrection">
      <style:text-properties officeooo:paragraph-rsid="01085002"/>
    </style:style>
    <style:style style:name="P42" style:family="paragraph" style:parent-style-name="blTableContentCorrection">
      <style:text-properties officeooo:paragraph-rsid="010c331e"/>
    </style:style>
    <style:style style:name="P43" style:family="paragraph" style:parent-style-name="blTableContentCorrection">
      <style:text-properties officeooo:paragraph-rsid="01346a0a"/>
    </style:style>
    <style:style style:name="P44" style:family="paragraph" style:parent-style-name="blTableContentLine">
      <style:text-properties officeooo:paragraph-rsid="00ba1d7b"/>
    </style:style>
    <style:style style:name="P45" style:family="paragraph" style:parent-style-name="blTableContentLine">
      <style:text-properties officeooo:rsid="00e25552" officeooo:paragraph-rsid="00e25552"/>
    </style:style>
    <style:style style:name="P46" style:family="paragraph" style:parent-style-name="blTableContentLine">
      <style:text-properties officeooo:rsid="00e25552" officeooo:paragraph-rsid="00e51e74"/>
    </style:style>
    <style:style style:name="P47" style:family="paragraph" style:parent-style-name="blTableContentLine">
      <style:text-properties officeooo:rsid="00e25552" officeooo:paragraph-rsid="00e7aae5"/>
    </style:style>
    <style:style style:name="P48" style:family="paragraph" style:parent-style-name="blTableContentLine">
      <style:text-properties officeooo:rsid="00e25552" officeooo:paragraph-rsid="00eb2721"/>
    </style:style>
    <style:style style:name="P49" style:family="paragraph" style:parent-style-name="blTableContentLine">
      <style:text-properties officeooo:rsid="00e25552" officeooo:paragraph-rsid="00ebe2d1"/>
    </style:style>
    <style:style style:name="P50" style:family="paragraph" style:parent-style-name="blTableContentLine">
      <style:text-properties officeooo:rsid="00e25552" officeooo:paragraph-rsid="00eee95c"/>
    </style:style>
    <style:style style:name="P51" style:family="paragraph" style:parent-style-name="blTableContentLine">
      <style:text-properties officeooo:rsid="00e25552" officeooo:paragraph-rsid="00efd79b"/>
    </style:style>
    <style:style style:name="P52" style:family="paragraph" style:parent-style-name="blTableContentLine">
      <style:text-properties officeooo:rsid="00e25552" officeooo:paragraph-rsid="00f2aafd"/>
    </style:style>
    <style:style style:name="P53" style:family="paragraph" style:parent-style-name="blTableContentLine">
      <style:text-properties officeooo:rsid="00e25552" officeooo:paragraph-rsid="00f7a8bf"/>
    </style:style>
    <style:style style:name="P54" style:family="paragraph" style:parent-style-name="blTableContentLine">
      <style:text-properties officeooo:rsid="00e25552" officeooo:paragraph-rsid="00f97b30"/>
    </style:style>
    <style:style style:name="P55" style:family="paragraph" style:parent-style-name="blTableContentLine">
      <style:text-properties officeooo:rsid="00e25552" officeooo:paragraph-rsid="00fc21bf"/>
    </style:style>
    <style:style style:name="P56" style:family="paragraph" style:parent-style-name="blTableContentLine">
      <style:text-properties officeooo:rsid="00e25552" officeooo:paragraph-rsid="0100fa12"/>
    </style:style>
    <style:style style:name="P57" style:family="paragraph" style:parent-style-name="blTableContentLine">
      <style:text-properties officeooo:rsid="00e25552" officeooo:paragraph-rsid="010430f7"/>
    </style:style>
    <style:style style:name="P58" style:family="paragraph" style:parent-style-name="blTableContentLine">
      <style:text-properties officeooo:paragraph-rsid="00e3425d"/>
    </style:style>
    <style:style style:name="P59" style:family="paragraph" style:parent-style-name="blTableContentLine">
      <style:text-properties officeooo:paragraph-rsid="01085002"/>
    </style:style>
    <style:style style:name="P60" style:family="paragraph" style:parent-style-name="blTableContentPage">
      <style:text-properties officeooo:paragraph-rsid="00e3425d"/>
    </style:style>
    <style:style style:name="P61" style:family="paragraph" style:parent-style-name="blTableContentPage">
      <style:text-properties officeooo:paragraph-rsid="01085002"/>
    </style:style>
    <style:style style:name="P62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63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64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65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6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7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8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9" style:family="paragraph" style:parent-style-name="Heading_20_1" style:list-style-name="">
      <style:paragraph-properties fo:text-align="end" style:justify-single-word="false"/>
      <style:text-properties officeooo:rsid="014c276f" officeooo:paragraph-rsid="010430f7"/>
    </style:style>
    <style:style style:name="P70" style:family="paragraph" style:parent-style-name="blPublication">
      <style:text-properties officeooo:paragraph-rsid="01365b85"/>
    </style:style>
    <style:style style:name="T1" style:family="text">
      <style:text-properties officeooo:rsid="0023dfc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44">Eirenarchie</text:p>
          </table:table-cell>
          <table:table-cell table:style-name="Allgemeines.B1" office:value-type="string">
            <text:p text:style-name="P27">Zum Amt des Eirenarchen vgl. P. Sänger, Tyche 20 (2005), S. 143-204.</text:p>
          </table:table-cell>
        </table:table-row>
      </table:table>
      <text:p text:style-name="P62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14">36 c</text:p>
          </table:table-cell>
          <table:table-cell table:style-name="PAberd.A1" office:value-type="string">
            <text:p text:style-name="P46">3</text:p>
          </table:table-cell>
          <table:table-cell table:style-name="PAberd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14">36 c</text:p>
          </table:table-cell>
          <table:table-cell table:style-name="PAbinn.A1" office:value-type="string">
            <text:p text:style-name="P46">3</text:p>
          </table:table-cell>
          <table:table-cell table:style-name="PAbin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14">36 c</text:p>
          </table:table-cell>
          <table:table-cell table:style-name="PAchmm.A1" office:value-type="string">
            <text:p text:style-name="P46">3</text:p>
          </table:table-cell>
          <table:table-cell table:style-name="PAchmm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12">36 c</text:p>
          </table:table-cell>
          <table:table-cell table:style-name="PAdler.A1" office:value-type="string">
            <text:p text:style-name="P45">3</text:p>
          </table:table-cell>
          <table:table-cell table:style-name="PAdler.C1" office:value-type="string">
            <text:p text:style-name="P28">Zu datieren: 4.-8.8.161-168 n.Chr., F. Mitthof, Tyche 22 (2007), S. 207.</text:p>
          </table:table-cell>
        </table:table-row>
      </table:table>
      <text:p text:style-name="P66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2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43">Χηνοβ(οσκῶν) → Χηνοβ(οσκίων), vgl. J.M.S. Cowey - D. Kah, Z.P.E. 163 (2007), S. 169-170 zu B.G.U. 1. 137.</text:p>
          </table:table-cell>
        </table:table-row>
      </table:table>
      <text:p text:style-name="P63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15">36 c</text:p>
          </table:table-cell>
          <table:table-cell table:style-name="PAlexGiss.A1" office:value-type="string">
            <text:p text:style-name="P47">3</text:p>
          </table:table-cell>
          <table:table-cell table:style-name="PAlexGiss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15">36 c</text:p>
          </table:table-cell>
          <table:table-cell table:style-name="PAmhII.A1" office:value-type="string">
            <text:p text:style-name="P47">3</text:p>
          </table:table-cell>
          <table:table-cell table:style-name="PAm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15">36 c</text:p>
          </table:table-cell>
          <table:table-cell table:style-name="PAmmon.A1" office:value-type="string">
            <text:p text:style-name="P47">3</text:p>
          </table:table-cell>
          <table:table-cell table:style-name="PAmmo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15">36 c</text:p>
          </table:table-cell>
          <table:table-cell table:style-name="PAmstI.A1" office:value-type="string">
            <text:p text:style-name="P47">3</text:p>
          </table:table-cell>
          <table:table-cell table:style-name="PAms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15">36 c</text:p>
          </table:table-cell>
          <table:table-cell table:style-name="PAntinI.A1" office:value-type="string">
            <text:p text:style-name="P47">3</text:p>
          </table:table-cell>
          <table:table-cell table:style-name="PAnti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15">36 c</text:p>
          </table:table-cell>
          <table:table-cell table:style-name="PAntinII.A1" office:value-type="string">
            <text:p text:style-name="P47">3</text:p>
          </table:table-cell>
          <table:table-cell table:style-name="PAnti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15">36 c</text:p>
          </table:table-cell>
          <table:table-cell table:style-name="PAntinIII.A1" office:value-type="string">
            <text:p text:style-name="P47">3</text:p>
          </table:table-cell>
          <table:table-cell table:style-name="PAntin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15">36 c</text:p>
          </table:table-cell>
          <table:table-cell table:style-name="PBadenII.A1" office:value-type="string">
            <text:p text:style-name="P47">3</text:p>
          </table:table-cell>
          <table:table-cell table:style-name="PBade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15">36 c</text:p>
          </table:table-cell>
          <table:table-cell table:style-name="PBadenIV.A1" office:value-type="string">
            <text:p text:style-name="P47">3</text:p>
          </table:table-cell>
          <table:table-cell table:style-name="PBaden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15">36 c</text:p>
          </table:table-cell>
          <table:table-cell table:style-name="PBadenVI.A1" office:value-type="string">
            <text:p text:style-name="P47">3</text:p>
          </table:table-cell>
          <table:table-cell table:style-name="PBaden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15">36 c</text:p>
          </table:table-cell>
          <table:table-cell table:style-name="PBalaizahII.A1" office:value-type="string">
            <text:p text:style-name="P47">3</text:p>
          </table:table-cell>
          <table:table-cell table:style-name="PBalaiza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15">36 c</text:p>
          </table:table-cell>
          <table:table-cell table:style-name="PBeattyPanop.A1" office:value-type="string">
            <text:p text:style-name="P47">3</text:p>
          </table:table-cell>
          <table:table-cell table:style-name="PBeattyPanop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6">36 c</text:p>
          </table:table-cell>
          <table:table-cell table:style-name="BGUI.A1" office:value-type="string">
            <text:p text:style-name="P48">3</text:p>
          </table:table-cell>
          <table:table-cell table:style-name="BGU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6">36 c</text:p>
          </table:table-cell>
          <table:table-cell table:style-name="BGUII.A1" office:value-type="string">
            <text:p text:style-name="P48">3</text:p>
          </table:table-cell>
          <table:table-cell table:style-name="BGU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6">36 c</text:p>
          </table:table-cell>
          <table:table-cell table:style-name="BGUIII.A1" office:value-type="string">
            <text:p text:style-name="P48">3</text:p>
          </table:table-cell>
          <table:table-cell table:style-name="BGU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6">36 c</text:p>
          </table:table-cell>
          <table:table-cell table:style-name="BGUIV.A1" office:value-type="string">
            <text:p text:style-name="P48">3</text:p>
          </table:table-cell>
          <table:table-cell table:style-name="BGU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6">36 c</text:p>
          </table:table-cell>
          <table:table-cell table:style-name="BGUV.A1" office:value-type="string">
            <text:p text:style-name="P48">3</text:p>
          </table:table-cell>
          <table:table-cell table:style-name="BGU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6">36 c</text:p>
          </table:table-cell>
          <table:table-cell table:style-name="BGUVI.A1" office:value-type="string">
            <text:p text:style-name="P48">3</text:p>
          </table:table-cell>
          <table:table-cell table:style-name="BGU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6">36 c</text:p>
          </table:table-cell>
          <table:table-cell table:style-name="BGUVII.A1" office:value-type="string">
            <text:p text:style-name="P48">3</text:p>
          </table:table-cell>
          <table:table-cell table:style-name="BGU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6">36 c</text:p>
          </table:table-cell>
          <table:table-cell table:style-name="BGUVIII.A1" office:value-type="string">
            <text:p text:style-name="P48">3</text:p>
          </table:table-cell>
          <table:table-cell table:style-name="BGU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6">36 c</text:p>
          </table:table-cell>
          <table:table-cell table:style-name="BGUIX.A1" office:value-type="string">
            <text:p text:style-name="P48">3</text:p>
          </table:table-cell>
          <table:table-cell table:style-name="BGU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6">36 c</text:p>
          </table:table-cell>
          <table:table-cell table:style-name="BGUX.A1" office:value-type="string">
            <text:p text:style-name="P48">3</text:p>
          </table:table-cell>
          <table:table-cell table:style-name="BGU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6">36 c</text:p>
          </table:table-cell>
          <table:table-cell table:style-name="BGUXI.A1" office:value-type="string">
            <text:p text:style-name="P48">3</text:p>
          </table:table-cell>
          <table:table-cell table:style-name="BGU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6">36 c</text:p>
          </table:table-cell>
          <table:table-cell table:style-name="BGUXII.A1" office:value-type="string">
            <text:p text:style-name="P48">3</text:p>
          </table:table-cell>
          <table:table-cell table:style-name="BGU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6">36 c</text:p>
          </table:table-cell>
          <table:table-cell table:style-name="BGUXIII.A1" office:value-type="string">
            <text:p text:style-name="P48">3</text:p>
          </table:table-cell>
          <table:table-cell table:style-name="BGU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6">36 c</text:p>
          </table:table-cell>
          <table:table-cell table:style-name="BGUXIV.A1" office:value-type="string">
            <text:p text:style-name="P48">3</text:p>
          </table:table-cell>
          <table:table-cell table:style-name="BGU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6">36 c</text:p>
          </table:table-cell>
          <table:table-cell table:style-name="BGUXV.A1" office:value-type="string">
            <text:p text:style-name="P48">3</text:p>
          </table:table-cell>
          <table:table-cell table:style-name="BGU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6">36 c</text:p>
          </table:table-cell>
          <table:table-cell table:style-name="BGUXVI.A1" office:value-type="string">
            <text:p text:style-name="P48">3</text:p>
          </table:table-cell>
          <table:table-cell table:style-name="BGU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6">36 c</text:p>
          </table:table-cell>
          <table:table-cell table:style-name="BGUXVII.A1" office:value-type="string">
            <text:p text:style-name="P48">3</text:p>
          </table:table-cell>
          <table:table-cell table:style-name="BGU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6">36 c</text:p>
          </table:table-cell>
          <table:table-cell table:style-name="BGUXVIII.A1" office:value-type="string">
            <text:p text:style-name="P48">3</text:p>
          </table:table-cell>
          <table:table-cell table:style-name="BGU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6">36 c</text:p>
          </table:table-cell>
          <table:table-cell table:style-name="BGUXIX.A1" office:value-type="string">
            <text:p text:style-name="P48">3</text:p>
          </table:table-cell>
          <table:table-cell table:style-name="BGU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7">36 c</text:p>
          </table:table-cell>
          <table:table-cell table:style-name="PBerlFrisk.A1" office:value-type="string">
            <text:p text:style-name="P49">3</text:p>
          </table:table-cell>
          <table:table-cell table:style-name="PBerlFrisk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7">36 c</text:p>
          </table:table-cell>
          <table:table-cell table:style-name="PBerlLeihgI.A1" office:value-type="string">
            <text:p text:style-name="P49">3</text:p>
          </table:table-cell>
          <table:table-cell table:style-name="PBerlLeih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7">36 c</text:p>
          </table:table-cell>
          <table:table-cell table:style-name="PBerlLeihgII.A1" office:value-type="string">
            <text:p text:style-name="P49">3</text:p>
          </table:table-cell>
          <table:table-cell table:style-name="PBerlLeih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7">36 c</text:p>
          </table:table-cell>
          <table:table-cell table:style-name="PBerlMller.A1" office:value-type="string">
            <text:p text:style-name="P49">3</text:p>
          </table:table-cell>
          <table:table-cell table:style-name="PBerlMll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7">36 c</text:p>
          </table:table-cell>
          <table:table-cell table:style-name="PBerlSalmen.A1" office:value-type="string">
            <text:p text:style-name="P49">3</text:p>
          </table:table-cell>
          <table:table-cell table:style-name="PBerlSalme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7">36 c</text:p>
          </table:table-cell>
          <table:table-cell table:style-name="PBerlZilliacus.A1" office:value-type="string">
            <text:p text:style-name="P49">3</text:p>
          </table:table-cell>
          <table:table-cell table:style-name="PBerlZilliacu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7">36 c</text:p>
          </table:table-cell>
          <table:table-cell table:style-name="PBingen.A1" office:value-type="string">
            <text:p text:style-name="P49">3</text:p>
          </table:table-cell>
          <table:table-cell table:style-name="PBinge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7">36 c</text:p>
          </table:table-cell>
          <table:table-cell table:style-name="PBodlI.A1" office:value-type="string">
            <text:p text:style-name="P49">3</text:p>
          </table:table-cell>
          <table:table-cell table:style-name="PBod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7">36 c</text:p>
          </table:table-cell>
          <table:table-cell table:style-name="PBon.A1" office:value-type="string">
            <text:p text:style-name="P49">3</text:p>
          </table:table-cell>
          <table:table-cell table:style-name="PB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7">36 c</text:p>
          </table:table-cell>
          <table:table-cell table:style-name="PBouriant.A1" office:value-type="string">
            <text:p text:style-name="P49">3</text:p>
          </table:table-cell>
          <table:table-cell table:style-name="PBouria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7">36 c</text:p>
          </table:table-cell>
          <table:table-cell table:style-name="PBrem.A1" office:value-type="string">
            <text:p text:style-name="P49">3</text:p>
          </table:table-cell>
          <table:table-cell table:style-name="PBrem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7">36 c</text:p>
          </table:table-cell>
          <table:table-cell table:style-name="PBrooklyn.A1" office:value-type="string">
            <text:p text:style-name="P49">3</text:p>
          </table:table-cell>
          <table:table-cell table:style-name="PBrookly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7">36 c</text:p>
          </table:table-cell>
          <table:table-cell table:style-name="PBubII.A1" office:value-type="string">
            <text:p text:style-name="P49">3</text:p>
          </table:table-cell>
          <table:table-cell table:style-name="PBub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7">36 c</text:p>
          </table:table-cell>
          <table:table-cell table:style-name="PCairoGoodspeed.A1" office:value-type="string">
            <text:p text:style-name="P49">3</text:p>
          </table:table-cell>
          <table:table-cell table:style-name="PCairoGoodspee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7">36 c</text:p>
          </table:table-cell>
          <table:table-cell table:style-name="PCairoMaspI.A1" office:value-type="string">
            <text:p text:style-name="P49">3</text:p>
          </table:table-cell>
          <table:table-cell table:style-name="PCairoMasp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7">36 c</text:p>
          </table:table-cell>
          <table:table-cell table:style-name="PCairoMaspII.A1" office:value-type="string">
            <text:p text:style-name="P49">3</text:p>
          </table:table-cell>
          <table:table-cell table:style-name="PCairoMasp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7">36 c</text:p>
          </table:table-cell>
          <table:table-cell table:style-name="PCairoMaspIII.A1" office:value-type="string">
            <text:p text:style-name="P49">3</text:p>
          </table:table-cell>
          <table:table-cell table:style-name="PCairoMasp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7">36 c</text:p>
          </table:table-cell>
          <table:table-cell table:style-name="PCairoPreis.A1" office:value-type="string">
            <text:p text:style-name="P49">3</text:p>
          </table:table-cell>
          <table:table-cell table:style-name="PCairoPrei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7">36 c</text:p>
          </table:table-cell>
          <table:table-cell table:style-name="PCairoSalem.A1" office:value-type="string">
            <text:p text:style-name="P49">3</text:p>
          </table:table-cell>
          <table:table-cell table:style-name="PCairoSalem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7">36 c</text:p>
          </table:table-cell>
          <table:table-cell table:style-name="PCairoZenI.A1" office:value-type="string">
            <text:p text:style-name="P49">3</text:p>
          </table:table-cell>
          <table:table-cell table:style-name="PCairoZe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7">36 c</text:p>
          </table:table-cell>
          <table:table-cell table:style-name="PCairoZenII.A1" office:value-type="string">
            <text:p text:style-name="P49">3</text:p>
          </table:table-cell>
          <table:table-cell table:style-name="PCairoZe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7">36 c</text:p>
          </table:table-cell>
          <table:table-cell table:style-name="PCairoZenIII.A1" office:value-type="string">
            <text:p text:style-name="P49">3</text:p>
          </table:table-cell>
          <table:table-cell table:style-name="PCairoZen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7">36 c</text:p>
          </table:table-cell>
          <table:table-cell table:style-name="PCairoZenIV.A1" office:value-type="string">
            <text:p text:style-name="P49">3</text:p>
          </table:table-cell>
          <table:table-cell table:style-name="PCairoZen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7">36 c</text:p>
          </table:table-cell>
          <table:table-cell table:style-name="PCairoZenV.A1" office:value-type="string">
            <text:p text:style-name="P49">3</text:p>
          </table:table-cell>
          <table:table-cell table:style-name="PCairoZen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7">36 c</text:p>
          </table:table-cell>
          <table:table-cell table:style-name="ChartaeLatinaeXII.A1" office:value-type="string">
            <text:p text:style-name="P49">3</text:p>
          </table:table-cell>
          <table:table-cell table:style-name="ChartaeLatinae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7">36 c</text:p>
          </table:table-cell>
          <table:table-cell table:style-name="PCollYoutieI.A1" office:value-type="string">
            <text:p text:style-name="P49">3</text:p>
          </table:table-cell>
          <table:table-cell table:style-name="PCollYoutie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7">36 c</text:p>
          </table:table-cell>
          <table:table-cell table:style-name="PCollYoutieII.A1" office:value-type="string">
            <text:p text:style-name="P49">3</text:p>
          </table:table-cell>
          <table:table-cell table:style-name="PCollYoutie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7">36 c</text:p>
          </table:table-cell>
          <table:table-cell table:style-name="PColtNessIII.A1" office:value-type="string">
            <text:p text:style-name="P49">3</text:p>
          </table:table-cell>
          <table:table-cell table:style-name="PColtNess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7">36 c</text:p>
          </table:table-cell>
          <table:table-cell table:style-name="PColI.A1" office:value-type="string">
            <text:p text:style-name="P49">3</text:p>
          </table:table-cell>
          <table:table-cell table:style-name="PCo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7">36 c</text:p>
          </table:table-cell>
          <table:table-cell table:style-name="PColII.A1" office:value-type="string">
            <text:p text:style-name="P49">3</text:p>
          </table:table-cell>
          <table:table-cell table:style-name="PCo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7">36 c</text:p>
          </table:table-cell>
          <table:table-cell table:style-name="PColV.A1" office:value-type="string">
            <text:p text:style-name="P49">3</text:p>
          </table:table-cell>
          <table:table-cell table:style-name="PCo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7">36 c</text:p>
          </table:table-cell>
          <table:table-cell table:style-name="PColVI.A1" office:value-type="string">
            <text:p text:style-name="P49">3</text:p>
          </table:table-cell>
          <table:table-cell table:style-name="PCo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7">36 c</text:p>
          </table:table-cell>
          <table:table-cell table:style-name="PColVIII.A1" office:value-type="string">
            <text:p text:style-name="P49">3</text:p>
          </table:table-cell>
          <table:table-cell table:style-name="PCo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7">36 c</text:p>
          </table:table-cell>
          <table:table-cell table:style-name="PColX.A1" office:value-type="string">
            <text:p text:style-name="P49">3</text:p>
          </table:table-cell>
          <table:table-cell table:style-name="PCo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7">36 c</text:p>
          </table:table-cell>
          <table:table-cell table:style-name="PColZenI.A1" office:value-type="string">
            <text:p text:style-name="P49">3</text:p>
          </table:table-cell>
          <table:table-cell table:style-name="PColZe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7">36 c</text:p>
          </table:table-cell>
          <table:table-cell table:style-name="PColZenII.A1" office:value-type="string">
            <text:p text:style-name="P49">3</text:p>
          </table:table-cell>
          <table:table-cell table:style-name="PColZe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7">36 c</text:p>
          </table:table-cell>
          <table:table-cell table:style-name="PCornell.A1" office:value-type="string">
            <text:p text:style-name="P49">3</text:p>
          </table:table-cell>
          <table:table-cell table:style-name="PCornel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8">36 c</text:p>
          </table:table-cell>
          <table:table-cell table:style-name="CEML.A1" office:value-type="string">
            <text:p text:style-name="P50">3</text:p>
          </table:table-cell>
          <table:table-cell table:style-name="CEM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8">36 c</text:p>
          </table:table-cell>
          <table:table-cell table:style-name="COrdPtol.A1" office:value-type="string">
            <text:p text:style-name="P50">3</text:p>
          </table:table-cell>
          <table:table-cell table:style-name="COrdPto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8">36 c</text:p>
          </table:table-cell>
          <table:table-cell table:style-name="CPJII.A1" office:value-type="string">
            <text:p text:style-name="P50">3</text:p>
          </table:table-cell>
          <table:table-cell table:style-name="CPJ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8">36 c</text:p>
          </table:table-cell>
          <table:table-cell table:style-name="CPRI.A1" office:value-type="string">
            <text:p text:style-name="P50">3</text:p>
          </table:table-cell>
          <table:table-cell table:style-name="CPR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8">36 c</text:p>
          </table:table-cell>
          <table:table-cell table:style-name="CPRV.A1" office:value-type="string">
            <text:p text:style-name="P50">3</text:p>
          </table:table-cell>
          <table:table-cell table:style-name="CPR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8">36 c</text:p>
          </table:table-cell>
          <table:table-cell table:style-name="CPRVI.A1" office:value-type="string">
            <text:p text:style-name="P50">3</text:p>
          </table:table-cell>
          <table:table-cell table:style-name="CPR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8">36 c</text:p>
          </table:table-cell>
          <table:table-cell table:style-name="CPRVII.A1" office:value-type="string">
            <text:p text:style-name="P50">3</text:p>
          </table:table-cell>
          <table:table-cell table:style-name="CPR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8">36 c</text:p>
          </table:table-cell>
          <table:table-cell table:style-name="CPRVIII.A1" office:value-type="string">
            <text:p text:style-name="P50">3</text:p>
          </table:table-cell>
          <table:table-cell table:style-name="CPR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8">36 c</text:p>
          </table:table-cell>
          <table:table-cell table:style-name="CPRIX.A1" office:value-type="string">
            <text:p text:style-name="P50">3</text:p>
          </table:table-cell>
          <table:table-cell table:style-name="CPR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8">36 c</text:p>
          </table:table-cell>
          <table:table-cell table:style-name="CPRX.A1" office:value-type="string">
            <text:p text:style-name="P50">3</text:p>
          </table:table-cell>
          <table:table-cell table:style-name="CPR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8">36 c</text:p>
          </table:table-cell>
          <table:table-cell table:style-name="CPRXIII.A1" office:value-type="string">
            <text:p text:style-name="P50">3</text:p>
          </table:table-cell>
          <table:table-cell table:style-name="CPR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8">36 c</text:p>
          </table:table-cell>
          <table:table-cell table:style-name="CPRXIV.A1" office:value-type="string">
            <text:p text:style-name="P50">3</text:p>
          </table:table-cell>
          <table:table-cell table:style-name="CPR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8">36 c</text:p>
          </table:table-cell>
          <table:table-cell table:style-name="CPRXV.A1" office:value-type="string">
            <text:p text:style-name="P50">3</text:p>
          </table:table-cell>
          <table:table-cell table:style-name="CPR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8">36 c</text:p>
          </table:table-cell>
          <table:table-cell table:style-name="CPRXVIIA.A1" office:value-type="string">
            <text:p text:style-name="P50">3</text:p>
          </table:table-cell>
          <table:table-cell table:style-name="CPRXVII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8">36 c</text:p>
          </table:table-cell>
          <table:table-cell table:style-name="CPRXVIII.A1" office:value-type="string">
            <text:p text:style-name="P50">3</text:p>
          </table:table-cell>
          <table:table-cell table:style-name="CPR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8">36 c</text:p>
          </table:table-cell>
          <table:table-cell table:style-name="CPRXIX.A1" office:value-type="string">
            <text:p text:style-name="P50">3</text:p>
          </table:table-cell>
          <table:table-cell table:style-name="CPRX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8">36 c</text:p>
          </table:table-cell>
          <table:table-cell table:style-name="CPRXX.A1" office:value-type="string">
            <text:p text:style-name="P50">3</text:p>
          </table:table-cell>
          <table:table-cell table:style-name="CPR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8">36 c</text:p>
          </table:table-cell>
          <table:table-cell table:style-name="CPRXXII.A1" office:value-type="string">
            <text:p text:style-name="P50">3</text:p>
          </table:table-cell>
          <table:table-cell table:style-name="CPR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8">36 c</text:p>
          </table:table-cell>
          <table:table-cell table:style-name="CPRXXIII.A1" office:value-type="string">
            <text:p text:style-name="P50">3</text:p>
          </table:table-cell>
          <table:table-cell table:style-name="CPRX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8">36 c</text:p>
          </table:table-cell>
          <table:table-cell table:style-name="CPRXXIV.A1" office:value-type="string">
            <text:p text:style-name="P50">3</text:p>
          </table:table-cell>
          <table:table-cell table:style-name="CPR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9">36 c</text:p>
          </table:table-cell>
          <table:table-cell table:style-name="PCount.A1" office:value-type="string">
            <text:p text:style-name="P51">3</text:p>
          </table:table-cell>
          <table:table-cell table:style-name="PCoun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9">36 c</text:p>
          </table:table-cell>
          <table:table-cell table:style-name="PCustoms.A1" office:value-type="string">
            <text:p text:style-name="P51">3</text:p>
          </table:table-cell>
          <table:table-cell table:style-name="PCustom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9">36 c</text:p>
          </table:table-cell>
          <table:table-cell table:style-name="PDiog.A1" office:value-type="string">
            <text:p text:style-name="P51">3</text:p>
          </table:table-cell>
          <table:table-cell table:style-name="PDiog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9">36 c</text:p>
          </table:table-cell>
          <table:table-cell table:style-name="PDiosk.A1" office:value-type="string">
            <text:p text:style-name="P51">3</text:p>
          </table:table-cell>
          <table:table-cell table:style-name="PDios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9">36 c</text:p>
          </table:table-cell>
          <table:table-cell table:style-name="PDryton.A1" office:value-type="string">
            <text:p text:style-name="P51">3</text:p>
          </table:table-cell>
          <table:table-cell table:style-name="PDry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9">36 c</text:p>
          </table:table-cell>
          <table:table-cell table:style-name="PDub.A1" office:value-type="string">
            <text:p text:style-name="P51">3</text:p>
          </table:table-cell>
          <table:table-cell table:style-name="PDu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9">36 c</text:p>
          </table:table-cell>
          <table:table-cell table:style-name="PDura.A1" office:value-type="string">
            <text:p text:style-name="P51">3</text:p>
          </table:table-cell>
          <table:table-cell table:style-name="PDur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9">36 c</text:p>
          </table:table-cell>
          <table:table-cell table:style-name="PEdfouI.A1" office:value-type="string">
            <text:p text:style-name="P51">3</text:p>
          </table:table-cell>
          <table:table-cell table:style-name="P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9">36 c</text:p>
          </table:table-cell>
          <table:table-cell table:style-name="PEireneII.A1" office:value-type="string">
            <text:p text:style-name="P51">3</text:p>
          </table:table-cell>
          <table:table-cell table:style-name="PEiren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9">36 c</text:p>
          </table:table-cell>
          <table:table-cell table:style-name="PEleph.A1" office:value-type="string">
            <text:p text:style-name="P51">3</text:p>
          </table:table-cell>
          <table:table-cell table:style-name="PElep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9">36 c</text:p>
          </table:table-cell>
          <table:table-cell table:style-name="PElephDAIK.A1" office:value-type="string">
            <text:p text:style-name="P51">3</text:p>
          </table:table-cell>
          <table:table-cell table:style-name="P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9">36 c</text:p>
          </table:table-cell>
          <table:table-cell table:style-name="PEnteuxeis.A1" office:value-type="string">
            <text:p text:style-name="P51">3</text:p>
          </table:table-cell>
          <table:table-cell table:style-name="PEnteuxe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9">36 c</text:p>
          </table:table-cell>
          <table:table-cell table:style-name="PErasmI.A1" office:value-type="string">
            <text:p text:style-name="P51">3</text:p>
          </table:table-cell>
          <table:table-cell table:style-name="PErasm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9">36 c</text:p>
          </table:table-cell>
          <table:table-cell table:style-name="PErlangen.A1" office:value-type="string">
            <text:p text:style-name="P51">3</text:p>
          </table:table-cell>
          <table:table-cell table:style-name="PErlange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9">36 c</text:p>
          </table:table-cell>
          <table:table-cell table:style-name="PErlDiosp.A1" office:value-type="string">
            <text:p text:style-name="P51">3</text:p>
          </table:table-cell>
          <table:table-cell table:style-name="PErlDiosp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9">36 c</text:p>
          </table:table-cell>
          <table:table-cell table:style-name="PFay.A1" office:value-type="string">
            <text:p text:style-name="P51">3</text:p>
          </table:table-cell>
          <table:table-cell table:style-name="P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9">36 c</text:p>
          </table:table-cell>
          <table:table-cell table:style-name="PFlorI.A1" office:value-type="string">
            <text:p text:style-name="P51">3</text:p>
          </table:table-cell>
          <table:table-cell table:style-name="PFlor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9">36 c</text:p>
          </table:table-cell>
          <table:table-cell table:style-name="PFlorII.A1" office:value-type="string">
            <text:p text:style-name="P51">3</text:p>
          </table:table-cell>
          <table:table-cell table:style-name="PFlor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9">36 c</text:p>
          </table:table-cell>
          <table:table-cell table:style-name="PFlorIII.A1" office:value-type="string">
            <text:p text:style-name="P51">3</text:p>
          </table:table-cell>
          <table:table-cell table:style-name="PFlor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9">36 c</text:p>
          </table:table-cell>
          <table:table-cell table:style-name="PFouad.A1" office:value-type="string">
            <text:p text:style-name="P51">3</text:p>
          </table:table-cell>
          <table:table-cell table:style-name="PFoua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9">36 c</text:p>
          </table:table-cell>
          <table:table-cell table:style-name="PFouadCrawford.A1" office:value-type="string">
            <text:p text:style-name="P51">3</text:p>
          </table:table-cell>
          <table:table-cell table:style-name="PFouadCrawfo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9">36 c</text:p>
          </table:table-cell>
          <table:table-cell table:style-name="PFrankf.A1" office:value-type="string">
            <text:p text:style-name="P51">3</text:p>
          </table:table-cell>
          <table:table-cell table:style-name="PFrankf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9">36 c</text:p>
          </table:table-cell>
          <table:table-cell table:style-name="PFreibIII.A1" office:value-type="string">
            <text:p text:style-name="P51">3</text:p>
          </table:table-cell>
          <table:table-cell table:style-name="PFreib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9">36 c</text:p>
          </table:table-cell>
          <table:table-cell table:style-name="PFreibIV.A1" office:value-type="string">
            <text:p text:style-name="P51">3</text:p>
          </table:table-cell>
          <table:table-cell table:style-name="PFreib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9">36 c</text:p>
          </table:table-cell>
          <table:table-cell table:style-name="PGenfIIIAufl.A1" office:value-type="string">
            <text:p text:style-name="P51">3</text:p>
          </table:table-cell>
          <table:table-cell table:style-name="PGenfIIIAuf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9">36 c</text:p>
          </table:table-cell>
          <table:table-cell table:style-name="PGenfII.A1" office:value-type="string">
            <text:p text:style-name="P51">3</text:p>
          </table:table-cell>
          <table:table-cell table:style-name="PGenf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9">36 c</text:p>
          </table:table-cell>
          <table:table-cell table:style-name="PGenfIV.A1" office:value-type="string">
            <text:p text:style-name="P51">3</text:p>
          </table:table-cell>
          <table:table-cell table:style-name="PGenf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9">36 c</text:p>
          </table:table-cell>
          <table:table-cell table:style-name="PGiss.A1" office:value-type="string">
            <text:p text:style-name="P51">3</text:p>
          </table:table-cell>
          <table:table-cell table:style-name="PGis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9">36 c</text:p>
          </table:table-cell>
          <table:table-cell table:style-name="PGissApoll.A1" office:value-type="string">
            <text:p text:style-name="P51">3</text:p>
          </table:table-cell>
          <table:table-cell table:style-name="PGissApol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9">36 c</text:p>
          </table:table-cell>
          <table:table-cell table:style-name="PGot.A1" office:value-type="string">
            <text:p text:style-name="P51">3</text:p>
          </table:table-cell>
          <table:table-cell table:style-name="PGo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9">36 c</text:p>
          </table:table-cell>
          <table:table-cell table:style-name="PGrad.A1" office:value-type="string">
            <text:p text:style-name="P51">3</text:p>
          </table:table-cell>
          <table:table-cell table:style-name="PGra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9">36 c</text:p>
          </table:table-cell>
          <table:table-cell table:style-name="PGrauxIII.A1" office:value-type="string">
            <text:p text:style-name="P51">3</text:p>
          </table:table-cell>
          <table:table-cell table:style-name="PGraux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9">36 c</text:p>
          </table:table-cell>
          <table:table-cell table:style-name="PGrenfI.A1" office:value-type="string">
            <text:p text:style-name="P51">3</text:p>
          </table:table-cell>
          <table:table-cell table:style-name="PGrenf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9">36 c</text:p>
          </table:table-cell>
          <table:table-cell table:style-name="PGrenfII.A1" office:value-type="string">
            <text:p text:style-name="P51">3</text:p>
          </table:table-cell>
          <table:table-cell table:style-name="PGrenf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9">36 c</text:p>
          </table:table-cell>
          <table:table-cell table:style-name="PGron.A1" office:value-type="string">
            <text:p text:style-name="P51">3</text:p>
          </table:table-cell>
          <table:table-cell table:style-name="PGr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9">36 c</text:p>
          </table:table-cell>
          <table:table-cell table:style-name="PHal.A1" office:value-type="string">
            <text:p text:style-name="P51">3</text:p>
          </table:table-cell>
          <table:table-cell table:style-name="PHa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9">36 c</text:p>
          </table:table-cell>
          <table:table-cell table:style-name="PHambI.A1" office:value-type="string">
            <text:p text:style-name="P51">3</text:p>
          </table:table-cell>
          <table:table-cell table:style-name="PHamb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9">36 c</text:p>
          </table:table-cell>
          <table:table-cell table:style-name="PHambII.A1" office:value-type="string">
            <text:p text:style-name="P51">3</text:p>
          </table:table-cell>
          <table:table-cell table:style-name="PHamb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9">36 c</text:p>
          </table:table-cell>
          <table:table-cell table:style-name="PHambIII.A1" office:value-type="string">
            <text:p text:style-name="P51">3</text:p>
          </table:table-cell>
          <table:table-cell table:style-name="PHamb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9">36 c</text:p>
          </table:table-cell>
          <table:table-cell table:style-name="PHambIV.A1" office:value-type="string">
            <text:p text:style-name="P51">3</text:p>
          </table:table-cell>
          <table:table-cell table:style-name="PHamb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20">36 c</text:p>
          </table:table-cell>
          <table:table-cell table:style-name="PHarrauer.A1" office:value-type="string">
            <text:p text:style-name="P52">3</text:p>
          </table:table-cell>
          <table:table-cell table:style-name="PHarrauer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20">36 c</text:p>
          </table:table-cell>
          <table:table-cell table:style-name="PHarrI.A1" office:value-type="string">
            <text:p text:style-name="P52">3</text:p>
          </table:table-cell>
          <table:table-cell table:style-name="PHarr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20">36 c</text:p>
          </table:table-cell>
          <table:table-cell table:style-name="PHarrII.A1" office:value-type="string">
            <text:p text:style-name="P52">3</text:p>
          </table:table-cell>
          <table:table-cell table:style-name="PHarr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20">36 c</text:p>
          </table:table-cell>
          <table:table-cell table:style-name="PHaunII.A1" office:value-type="string">
            <text:p text:style-name="P52">3</text:p>
          </table:table-cell>
          <table:table-cell table:style-name="PHaun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20">36 c</text:p>
          </table:table-cell>
          <table:table-cell table:style-name="PHaunIII.A1" office:value-type="string">
            <text:p text:style-name="P52">3</text:p>
          </table:table-cell>
          <table:table-cell table:style-name="PHaun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20">36 c</text:p>
          </table:table-cell>
          <table:table-cell table:style-name="PHeidIV.A1" office:value-type="string">
            <text:p text:style-name="P52">3</text:p>
          </table:table-cell>
          <table:table-cell table:style-name="PHeid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20">36 c</text:p>
          </table:table-cell>
          <table:table-cell table:style-name="PHeidV.A1" office:value-type="string">
            <text:p text:style-name="P52">3</text:p>
          </table:table-cell>
          <table:table-cell table:style-name="PHeid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20">36 c</text:p>
          </table:table-cell>
          <table:table-cell table:style-name="PHeidVI.A1" office:value-type="string">
            <text:p text:style-name="P52">3</text:p>
          </table:table-cell>
          <table:table-cell table:style-name="PHeid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20">36 c</text:p>
          </table:table-cell>
          <table:table-cell table:style-name="PHeidVII.A1" office:value-type="string">
            <text:p text:style-name="P52">3</text:p>
          </table:table-cell>
          <table:table-cell table:style-name="PHeidV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20">36 c</text:p>
          </table:table-cell>
          <table:table-cell table:style-name="PHelsI.A1" office:value-type="string">
            <text:p text:style-name="P52">3</text:p>
          </table:table-cell>
          <table:table-cell table:style-name="PHel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20">36 c</text:p>
          </table:table-cell>
          <table:table-cell table:style-name="PHermRees.A1" office:value-type="string">
            <text:p text:style-name="P52">3</text:p>
          </table:table-cell>
          <table:table-cell table:style-name="PHermRees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20">36 c</text:p>
          </table:table-cell>
          <table:table-cell table:style-name="PHibI.A1" office:value-type="string">
            <text:p text:style-name="P52">3</text:p>
          </table:table-cell>
          <table:table-cell table:style-name="PHib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20">36 c</text:p>
          </table:table-cell>
          <table:table-cell table:style-name="PHibII.A1" office:value-type="string">
            <text:p text:style-name="P52">3</text:p>
          </table:table-cell>
          <table:table-cell table:style-name="PHib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20">36 c</text:p>
          </table:table-cell>
          <table:table-cell table:style-name="PHorak.A1" office:value-type="string">
            <text:p text:style-name="P52">3</text:p>
          </table:table-cell>
          <table:table-cell table:style-name="PHorak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20">36 c</text:p>
          </table:table-cell>
          <table:table-cell table:style-name="PIFAOIII.A1" office:value-type="string">
            <text:p text:style-name="P52">3</text:p>
          </table:table-cell>
          <table:table-cell table:style-name="PIFAO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20">36 c</text:p>
          </table:table-cell>
          <table:table-cell table:style-name="PJandII.A1" office:value-type="string">
            <text:p text:style-name="P52">3</text:p>
          </table:table-cell>
          <table:table-cell table:style-name="PJand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20">36 c</text:p>
          </table:table-cell>
          <table:table-cell table:style-name="PJandIII.A1" office:value-type="string">
            <text:p text:style-name="P52">3</text:p>
          </table:table-cell>
          <table:table-cell table:style-name="PJand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20">36 c</text:p>
          </table:table-cell>
          <table:table-cell table:style-name="PJandVI.A1" office:value-type="string">
            <text:p text:style-name="P52">3</text:p>
          </table:table-cell>
          <table:table-cell table:style-name="PJand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20">36 c</text:p>
          </table:table-cell>
          <table:table-cell table:style-name="PJandVIII.A1" office:value-type="string">
            <text:p text:style-name="P52">3</text:p>
          </table:table-cell>
          <table:table-cell table:style-name="PJandV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20">36 c</text:p>
          </table:table-cell>
          <table:table-cell table:style-name="PKellisI.A1" office:value-type="string">
            <text:p text:style-name="P52">3</text:p>
          </table:table-cell>
          <table:table-cell table:style-name="PKelli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20">36 c</text:p>
          </table:table-cell>
          <table:table-cell table:style-name="PKellisIVGrXCVI.A1" office:value-type="string">
            <text:p text:style-name="P52">3</text:p>
          </table:table-cell>
          <table:table-cell table:style-name="PKellisIVGrXC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20">36 c</text:p>
          </table:table-cell>
          <table:table-cell table:style-name="PKlnI.A1" office:value-type="string">
            <text:p text:style-name="P52">3</text:p>
          </table:table-cell>
          <table:table-cell table:style-name="PKln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20">36 c</text:p>
          </table:table-cell>
          <table:table-cell table:style-name="PKlnII.A1" office:value-type="string">
            <text:p text:style-name="P52">3</text:p>
          </table:table-cell>
          <table:table-cell table:style-name="PKln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20">36 c</text:p>
          </table:table-cell>
          <table:table-cell table:style-name="PKlnIII.A1" office:value-type="string">
            <text:p text:style-name="P52">3</text:p>
          </table:table-cell>
          <table:table-cell table:style-name="PKln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20">36 c</text:p>
          </table:table-cell>
          <table:table-cell table:style-name="PKlnIV.A1" office:value-type="string">
            <text:p text:style-name="P52">3</text:p>
          </table:table-cell>
          <table:table-cell table:style-name="PKln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20">36 c</text:p>
          </table:table-cell>
          <table:table-cell table:style-name="PKlnV.A1" office:value-type="string">
            <text:p text:style-name="P52">3</text:p>
          </table:table-cell>
          <table:table-cell table:style-name="PKln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20">36 c</text:p>
          </table:table-cell>
          <table:table-cell table:style-name="PKlnVI.A1" office:value-type="string">
            <text:p text:style-name="P52">3</text:p>
          </table:table-cell>
          <table:table-cell table:style-name="PKln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20">36 c</text:p>
          </table:table-cell>
          <table:table-cell table:style-name="PKlnVIII.A1" office:value-type="string">
            <text:p text:style-name="P52">3</text:p>
          </table:table-cell>
          <table:table-cell table:style-name="PKlnV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20">36 c</text:p>
          </table:table-cell>
          <table:table-cell table:style-name="PKlnIX.A1" office:value-type="string">
            <text:p text:style-name="P52">3</text:p>
          </table:table-cell>
          <table:table-cell table:style-name="PKlnIX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20">36 c</text:p>
          </table:table-cell>
          <table:table-cell table:style-name="PKlnX.A1" office:value-type="string">
            <text:p text:style-name="P52">3</text:p>
          </table:table-cell>
          <table:table-cell table:style-name="PKlnX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20">36 c</text:p>
          </table:table-cell>
          <table:table-cell table:style-name="PLandlisten.A1" office:value-type="string">
            <text:p text:style-name="P52">3</text:p>
          </table:table-cell>
          <table:table-cell table:style-name="PLandlisten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20">36 c</text:p>
          </table:table-cell>
          <table:table-cell table:style-name="PLaurII.A1" office:value-type="string">
            <text:p text:style-name="P52">3</text:p>
          </table:table-cell>
          <table:table-cell table:style-name="PLaur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20">36 c</text:p>
          </table:table-cell>
          <table:table-cell table:style-name="PLaurIII.A1" office:value-type="string">
            <text:p text:style-name="P52">3</text:p>
          </table:table-cell>
          <table:table-cell table:style-name="PLaur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20">36 c</text:p>
          </table:table-cell>
          <table:table-cell table:style-name="PLaurIV.A1" office:value-type="string">
            <text:p text:style-name="P52">3</text:p>
          </table:table-cell>
          <table:table-cell table:style-name="PLaur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20">36 c</text:p>
          </table:table-cell>
          <table:table-cell table:style-name="PLilleI.A1" office:value-type="string">
            <text:p text:style-name="P52">3</text:p>
          </table:table-cell>
          <table:table-cell table:style-name="PLille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20">36 c</text:p>
          </table:table-cell>
          <table:table-cell table:style-name="PLilleII.A1" office:value-type="string">
            <text:p text:style-name="P52">3</text:p>
          </table:table-cell>
          <table:table-cell table:style-name="PLille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20">36 c</text:p>
          </table:table-cell>
          <table:table-cell table:style-name="PLipsI.A1" office:value-type="string">
            <text:p text:style-name="P52">3</text:p>
          </table:table-cell>
          <table:table-cell table:style-name="PLip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20">36 c</text:p>
          </table:table-cell>
          <table:table-cell table:style-name="PLipsII.A1" office:value-type="string">
            <text:p text:style-name="P52">3</text:p>
          </table:table-cell>
          <table:table-cell table:style-name="PLipsII.C1" office:value-type="string">
            <text:p text:style-name="P35">Zu datieren: 4.-8.8.161-168 n.Chr., F. Mitthof, Tyche 22 (2007), S. 207.</text:p>
          </table:table-cell>
        </table:table-row>
      </table:table>
      <text:p text:style-name="P67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60">S. 30</text:p>
          </table:table-cell>
          <table:table-cell table:style-name="PLondI.B1" office:value-type="string">
            <text:p text:style-name="P13"><text:span text:style-name="T2">Inv. </text:span>628</text:p>
          </table:table-cell>
          <table:table-cell table:style-name="PLondI.B1" office:value-type="string">
            <text:p text:style-name="P58">9</text:p>
          </table:table-cell>
          <table:table-cell table:style-name="PLond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h text:style-name="P70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60">S. 30</text:p>
          </table:table-cell>
          <table:table-cell table:style-name="PLondII.B1" office:value-type="string">
            <text:p text:style-name="P13"><text:span text:style-name="T2">Inv. </text:span>628</text:p>
          </table:table-cell>
          <table:table-cell table:style-name="PLondII.B1" office:value-type="string">
            <text:p text:style-name="P58">9</text:p>
          </table:table-cell>
          <table:table-cell table:style-name="PLondI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h text:style-name="P70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60">S. 30</text:p>
          </table:table-cell>
          <table:table-cell table:style-name="PLondIII.B1" office:value-type="string">
            <text:p text:style-name="P13"><text:span text:style-name="T2">Inv. </text:span>628</text:p>
          </table:table-cell>
          <table:table-cell table:style-name="PLondIII.B1" office:value-type="string">
            <text:p text:style-name="P58">9</text:p>
          </table:table-cell>
          <table:table-cell table:style-name="PLondII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p text:style-name="P64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21">36 c</text:p>
          </table:table-cell>
          <table:table-cell table:style-name="PLondIV.A1" office:value-type="string">
            <text:p text:style-name="P53">3</text:p>
          </table:table-cell>
          <table:table-cell table:style-name="PLond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21">36 c</text:p>
          </table:table-cell>
          <table:table-cell table:style-name="PLondV.A1" office:value-type="string">
            <text:p text:style-name="P53">3</text:p>
          </table:table-cell>
          <table:table-cell table:style-name="PLond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21">36 c</text:p>
          </table:table-cell>
          <table:table-cell table:style-name="PLondVI.A1" office:value-type="string">
            <text:p text:style-name="P53">3</text:p>
          </table:table-cell>
          <table:table-cell table:style-name="PLon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21">36 c</text:p>
          </table:table-cell>
          <table:table-cell table:style-name="PLondVII.A1" office:value-type="string">
            <text:p text:style-name="P53">3</text:p>
          </table:table-cell>
          <table:table-cell table:style-name="PLond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21">36 c</text:p>
          </table:table-cell>
          <table:table-cell table:style-name="PLouvreI.A1" office:value-type="string">
            <text:p text:style-name="P53">3</text:p>
          </table:table-cell>
          <table:table-cell table:style-name="PLouvre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21">36 c</text:p>
          </table:table-cell>
          <table:table-cell table:style-name="PLouvreII.A1" office:value-type="string">
            <text:p text:style-name="P53">3</text:p>
          </table:table-cell>
          <table:table-cell table:style-name="PLouvre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21">36 c</text:p>
          </table:table-cell>
          <table:table-cell table:style-name="PLBatI.A1" office:value-type="string">
            <text:p text:style-name="P53">3</text:p>
          </table:table-cell>
          <table:table-cell table:style-name="PLBat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21">36 c</text:p>
          </table:table-cell>
          <table:table-cell table:style-name="PLBatII.A1" office:value-type="string">
            <text:p text:style-name="P53">3</text:p>
          </table:table-cell>
          <table:table-cell table:style-name="PLBat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21">36 c</text:p>
          </table:table-cell>
          <table:table-cell table:style-name="PLBatIII.A1" office:value-type="string">
            <text:p text:style-name="P53">3</text:p>
          </table:table-cell>
          <table:table-cell table:style-name="PLBat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21">36 c</text:p>
          </table:table-cell>
          <table:table-cell table:style-name="PLBatVI.A1" office:value-type="string">
            <text:p text:style-name="P53">3</text:p>
          </table:table-cell>
          <table:table-cell table:style-name="PLBat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21">36 c</text:p>
          </table:table-cell>
          <table:table-cell table:style-name="PLBatXI.A1" office:value-type="string">
            <text:p text:style-name="P53">3</text:p>
          </table:table-cell>
          <table:table-cell table:style-name="PLBatX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21">36 c</text:p>
          </table:table-cell>
          <table:table-cell table:style-name="PLBatXIII.A1" office:value-type="string">
            <text:p text:style-name="P53">3</text:p>
          </table:table-cell>
          <table:table-cell table:style-name="PLBatX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21">36 c</text:p>
          </table:table-cell>
          <table:table-cell table:style-name="PLBatXVI.A1" office:value-type="string">
            <text:p text:style-name="P53">3</text:p>
          </table:table-cell>
          <table:table-cell table:style-name="PLBatX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21">36 c</text:p>
          </table:table-cell>
          <table:table-cell table:style-name="PLBatXVII.A1" office:value-type="string">
            <text:p text:style-name="P53">3</text:p>
          </table:table-cell>
          <table:table-cell table:style-name="PLBatX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21">36 c</text:p>
          </table:table-cell>
          <table:table-cell table:style-name="PLBatXIX.A1" office:value-type="string">
            <text:p text:style-name="P53">3</text:p>
          </table:table-cell>
          <table:table-cell table:style-name="PLBatXI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21">36 c</text:p>
          </table:table-cell>
          <table:table-cell table:style-name="PLBatXX.A1" office:value-type="string">
            <text:p text:style-name="P53">3</text:p>
          </table:table-cell>
          <table:table-cell table:style-name="PLBatX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21">36 c</text:p>
          </table:table-cell>
          <table:table-cell table:style-name="PLBatXXII.A1" office:value-type="string">
            <text:p text:style-name="P53">3</text:p>
          </table:table-cell>
          <table:table-cell table:style-name="PLBatXX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21">36 c</text:p>
          </table:table-cell>
          <table:table-cell table:style-name="PLBatXXV.A1" office:value-type="string">
            <text:p text:style-name="P53">3</text:p>
          </table:table-cell>
          <table:table-cell table:style-name="PLBatXX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21">36 c</text:p>
          </table:table-cell>
          <table:table-cell table:style-name="PLBatXXXII.A1" office:value-type="string">
            <text:p text:style-name="P53">3</text:p>
          </table:table-cell>
          <table:table-cell table:style-name="PLBatXXX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21">36 c</text:p>
          </table:table-cell>
          <table:table-cell table:style-name="PLundII.A1" office:value-type="string">
            <text:p text:style-name="P53">3</text:p>
          </table:table-cell>
          <table:table-cell table:style-name="PLund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21">36 c</text:p>
          </table:table-cell>
          <table:table-cell table:style-name="PLundIV.A1" office:value-type="string">
            <text:p text:style-name="P53">3</text:p>
          </table:table-cell>
          <table:table-cell table:style-name="PLund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21">36 c</text:p>
          </table:table-cell>
          <table:table-cell table:style-name="PLundVI.A1" office:value-type="string">
            <text:p text:style-name="P53">3</text:p>
          </table:table-cell>
          <table:table-cell table:style-name="PLun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21">36 c</text:p>
          </table:table-cell>
          <table:table-cell table:style-name="PMedIAuflII.A1" office:value-type="string">
            <text:p text:style-name="P53">3</text:p>
          </table:table-cell>
          <table:table-cell table:style-name="PMedIAufl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21">36 c</text:p>
          </table:table-cell>
          <table:table-cell table:style-name="PMertonI.A1" office:value-type="string">
            <text:p text:style-name="P53">3</text:p>
          </table:table-cell>
          <table:table-cell table:style-name="PMerton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21">36 c</text:p>
          </table:table-cell>
          <table:table-cell table:style-name="PMertonII.A1" office:value-type="string">
            <text:p text:style-name="P53">3</text:p>
          </table:table-cell>
          <table:table-cell table:style-name="PMerton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21">36 c</text:p>
          </table:table-cell>
          <table:table-cell table:style-name="PMichael.A1" office:value-type="string">
            <text:p text:style-name="P53">3</text:p>
          </table:table-cell>
          <table:table-cell table:style-name="PMichael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21">36 c</text:p>
          </table:table-cell>
          <table:table-cell table:style-name="PMichII.A1" office:value-type="string">
            <text:p text:style-name="P53">3</text:p>
          </table:table-cell>
          <table:table-cell table:style-name="PMich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21">36 c</text:p>
          </table:table-cell>
          <table:table-cell table:style-name="PMichIII.A1" office:value-type="string">
            <text:p text:style-name="P53">3</text:p>
          </table:table-cell>
          <table:table-cell table:style-name="PMich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21">36 c</text:p>
          </table:table-cell>
          <table:table-cell table:style-name="PMichIVTeilI.A1" office:value-type="string">
            <text:p text:style-name="P53">3</text:p>
          </table:table-cell>
          <table:table-cell table:style-name="PMichIVTeil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21">36 c</text:p>
          </table:table-cell>
          <table:table-cell table:style-name="PMichV.A1" office:value-type="string">
            <text:p text:style-name="P53">3</text:p>
          </table:table-cell>
          <table:table-cell table:style-name="PMich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21">36 c</text:p>
          </table:table-cell>
          <table:table-cell table:style-name="PMichVI.A1" office:value-type="string">
            <text:p text:style-name="P53">3</text:p>
          </table:table-cell>
          <table:table-cell table:style-name="PMich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21">36 c</text:p>
          </table:table-cell>
          <table:table-cell table:style-name="PMichVII.A1" office:value-type="string">
            <text:p text:style-name="P53">3</text:p>
          </table:table-cell>
          <table:table-cell table:style-name="PMich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21">36 c</text:p>
          </table:table-cell>
          <table:table-cell table:style-name="PMichVIII.A1" office:value-type="string">
            <text:p text:style-name="P53">3</text:p>
          </table:table-cell>
          <table:table-cell table:style-name="PMich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21">36 c</text:p>
          </table:table-cell>
          <table:table-cell table:style-name="PMichIX.A1" office:value-type="string">
            <text:p text:style-name="P53">3</text:p>
          </table:table-cell>
          <table:table-cell table:style-name="PMichI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21">36 c</text:p>
          </table:table-cell>
          <table:table-cell table:style-name="PMichX.A1" office:value-type="string">
            <text:p text:style-name="P53">3</text:p>
          </table:table-cell>
          <table:table-cell table:style-name="PMich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21">36 c</text:p>
          </table:table-cell>
          <table:table-cell table:style-name="PMichXI.A1" office:value-type="string">
            <text:p text:style-name="P53">3</text:p>
          </table:table-cell>
          <table:table-cell table:style-name="PMichX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21">36 c</text:p>
          </table:table-cell>
          <table:table-cell table:style-name="PMichXIII.A1" office:value-type="string">
            <text:p text:style-name="P53">3</text:p>
          </table:table-cell>
          <table:table-cell table:style-name="PMichX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21">36 c</text:p>
          </table:table-cell>
          <table:table-cell table:style-name="PMichXV.A1" office:value-type="string">
            <text:p text:style-name="P53">3</text:p>
          </table:table-cell>
          <table:table-cell table:style-name="PMichX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21">36 c</text:p>
          </table:table-cell>
          <table:table-cell table:style-name="PMichXVIII.A1" office:value-type="string">
            <text:p text:style-name="P53">3</text:p>
          </table:table-cell>
          <table:table-cell table:style-name="PMichX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21">36 c</text:p>
          </table:table-cell>
          <table:table-cell table:style-name="PMichZen.A1" office:value-type="string">
            <text:p text:style-name="P53">3</text:p>
          </table:table-cell>
          <table:table-cell table:style-name="PMichZen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21">36 c</text:p>
          </table:table-cell>
          <table:table-cell table:style-name="PMilVoglI.A1" office:value-type="string">
            <text:p text:style-name="P53">3</text:p>
          </table:table-cell>
          <table:table-cell table:style-name="PMilVogl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21">36 c</text:p>
          </table:table-cell>
          <table:table-cell table:style-name="PMilVoglII.A1" office:value-type="string">
            <text:p text:style-name="P53">3</text:p>
          </table:table-cell>
          <table:table-cell table:style-name="PMilVogl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21">36 c</text:p>
          </table:table-cell>
          <table:table-cell table:style-name="PMilVoglIII.A1" office:value-type="string">
            <text:p text:style-name="P53">3</text:p>
          </table:table-cell>
          <table:table-cell table:style-name="PMilVogl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21">36 c</text:p>
          </table:table-cell>
          <table:table-cell table:style-name="PMilVoglIV.A1" office:value-type="string">
            <text:p text:style-name="P53">3</text:p>
          </table:table-cell>
          <table:table-cell table:style-name="PMilVogl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22">36 c</text:p>
          </table:table-cell>
          <table:table-cell table:style-name="MPERXIII.A1" office:value-type="string">
            <text:p text:style-name="P54">3</text:p>
          </table:table-cell>
          <table:table-cell table:style-name="MPER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22">36 c</text:p>
          </table:table-cell>
          <table:table-cell table:style-name="MPERXV.A1" office:value-type="string">
            <text:p text:style-name="P54">3</text:p>
          </table:table-cell>
          <table:table-cell table:style-name="MPERX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22">36 c</text:p>
          </table:table-cell>
          <table:table-cell table:style-name="MitteisChrest.A1" office:value-type="string">
            <text:p text:style-name="P54">3</text:p>
          </table:table-cell>
          <table:table-cell table:style-name="MitteisChrest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22">36 c</text:p>
          </table:table-cell>
          <table:table-cell table:style-name="PMonIII.A1" office:value-type="string">
            <text:p text:style-name="P54">3</text:p>
          </table:table-cell>
          <table:table-cell table:style-name="PMon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22">36 c</text:p>
          </table:table-cell>
          <table:table-cell table:style-name="PMonApollo.A1" office:value-type="string">
            <text:p text:style-name="P54">3</text:p>
          </table:table-cell>
          <table:table-cell table:style-name="PMonApollo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22">36 c</text:p>
          </table:table-cell>
          <table:table-cell table:style-name="PNagHammadi.A1" office:value-type="string">
            <text:p text:style-name="P54">3</text:p>
          </table:table-cell>
          <table:table-cell table:style-name="PNagHammad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22">36 c</text:p>
          </table:table-cell>
          <table:table-cell table:style-name="PNeph.A1" office:value-type="string">
            <text:p text:style-name="P54">3</text:p>
          </table:table-cell>
          <table:table-cell table:style-name="PNeph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22">36 c</text:p>
          </table:table-cell>
          <table:table-cell table:style-name="PNewYorkI.A1" office:value-type="string">
            <text:p text:style-name="P54">3</text:p>
          </table:table-cell>
          <table:table-cell table:style-name="PNewYork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22">36 c</text:p>
          </table:table-cell>
          <table:table-cell table:style-name="POsloII.A1" office:value-type="string">
            <text:p text:style-name="P54">3</text:p>
          </table:table-cell>
          <table:table-cell table:style-name="POslo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22">36 c</text:p>
          </table:table-cell>
          <table:table-cell table:style-name="POsloIII.A1" office:value-type="string">
            <text:p text:style-name="P54">3</text:p>
          </table:table-cell>
          <table:table-cell table:style-name="POslo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22">36 c</text:p>
          </table:table-cell>
          <table:table-cell table:style-name="POxyI.A1" office:value-type="string">
            <text:p text:style-name="P54">3</text:p>
          </table:table-cell>
          <table:table-cell table:style-name="POxy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22">36 c</text:p>
          </table:table-cell>
          <table:table-cell table:style-name="POxyII.A1" office:value-type="string">
            <text:p text:style-name="P54">3</text:p>
          </table:table-cell>
          <table:table-cell table:style-name="POxy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22">36 c</text:p>
          </table:table-cell>
          <table:table-cell table:style-name="POxyIII.A1" office:value-type="string">
            <text:p text:style-name="P54">3</text:p>
          </table:table-cell>
          <table:table-cell table:style-name="POxy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22">36 c</text:p>
          </table:table-cell>
          <table:table-cell table:style-name="POxyIV.A1" office:value-type="string">
            <text:p text:style-name="P54">3</text:p>
          </table:table-cell>
          <table:table-cell table:style-name="POxy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22">36 c</text:p>
          </table:table-cell>
          <table:table-cell table:style-name="POxyVI.A1" office:value-type="string">
            <text:p text:style-name="P54">3</text:p>
          </table:table-cell>
          <table:table-cell table:style-name="POxy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22">36 c</text:p>
          </table:table-cell>
          <table:table-cell table:style-name="POxyVII.A1" office:value-type="string">
            <text:p text:style-name="P54">3</text:p>
          </table:table-cell>
          <table:table-cell table:style-name="POxy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22">36 c</text:p>
          </table:table-cell>
          <table:table-cell table:style-name="POxyVIII.A1" office:value-type="string">
            <text:p text:style-name="P54">3</text:p>
          </table:table-cell>
          <table:table-cell table:style-name="POxy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22">36 c</text:p>
          </table:table-cell>
          <table:table-cell table:style-name="POxyIX.A1" office:value-type="string">
            <text:p text:style-name="P54">3</text:p>
          </table:table-cell>
          <table:table-cell table:style-name="POxy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22">36 c</text:p>
          </table:table-cell>
          <table:table-cell table:style-name="POxyX.A1" office:value-type="string">
            <text:p text:style-name="P54">3</text:p>
          </table:table-cell>
          <table:table-cell table:style-name="POxy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22">36 c</text:p>
          </table:table-cell>
          <table:table-cell table:style-name="POxyXII.A1" office:value-type="string">
            <text:p text:style-name="P54">3</text:p>
          </table:table-cell>
          <table:table-cell table:style-name="POxy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22">36 c</text:p>
          </table:table-cell>
          <table:table-cell table:style-name="POxyXIV.A1" office:value-type="string">
            <text:p text:style-name="P54">3</text:p>
          </table:table-cell>
          <table:table-cell table:style-name="POxy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22">36 c</text:p>
          </table:table-cell>
          <table:table-cell table:style-name="POxyXVI.A1" office:value-type="string">
            <text:p text:style-name="P54">3</text:p>
          </table:table-cell>
          <table:table-cell table:style-name="POxyX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22">36 c</text:p>
          </table:table-cell>
          <table:table-cell table:style-name="POxyXVII.A1" office:value-type="string">
            <text:p text:style-name="P54">3</text:p>
          </table:table-cell>
          <table:table-cell table:style-name="POxyX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22">36 c</text:p>
          </table:table-cell>
          <table:table-cell table:style-name="POxyXVIII.A1" office:value-type="string">
            <text:p text:style-name="P54">3</text:p>
          </table:table-cell>
          <table:table-cell table:style-name="POxyX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22">36 c</text:p>
          </table:table-cell>
          <table:table-cell table:style-name="POxyXIX.A1" office:value-type="string">
            <text:p text:style-name="P54">3</text:p>
          </table:table-cell>
          <table:table-cell table:style-name="POxyX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22">36 c</text:p>
          </table:table-cell>
          <table:table-cell table:style-name="POxyXX.A1" office:value-type="string">
            <text:p text:style-name="P54">3</text:p>
          </table:table-cell>
          <table:table-cell table:style-name="POxyX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22">36 c</text:p>
          </table:table-cell>
          <table:table-cell table:style-name="POxyXXII.A1" office:value-type="string">
            <text:p text:style-name="P54">3</text:p>
          </table:table-cell>
          <table:table-cell table:style-name="POxyX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22">36 c</text:p>
          </table:table-cell>
          <table:table-cell table:style-name="POxyXXIV.A1" office:value-type="string">
            <text:p text:style-name="P54">3</text:p>
          </table:table-cell>
          <table:table-cell table:style-name="POxyX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22">36 c</text:p>
          </table:table-cell>
          <table:table-cell table:style-name="POxyXXVII.A1" office:value-type="string">
            <text:p text:style-name="P54">3</text:p>
          </table:table-cell>
          <table:table-cell table:style-name="POxyXX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22">36 c</text:p>
          </table:table-cell>
          <table:table-cell table:style-name="POxyXXXI.A1" office:value-type="string">
            <text:p text:style-name="P54">3</text:p>
          </table:table-cell>
          <table:table-cell table:style-name="POxyXXX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22">36 c</text:p>
          </table:table-cell>
          <table:table-cell table:style-name="POxyXXXIII.A1" office:value-type="string">
            <text:p text:style-name="P54">3</text:p>
          </table:table-cell>
          <table:table-cell table:style-name="POxyXX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22">36 c</text:p>
          </table:table-cell>
          <table:table-cell table:style-name="POxyXXXIV.A1" office:value-type="string">
            <text:p text:style-name="P54">3</text:p>
          </table:table-cell>
          <table:table-cell table:style-name="POxyXX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22">36 c</text:p>
          </table:table-cell>
          <table:table-cell table:style-name="POxyXXXVI.A1" office:value-type="string">
            <text:p text:style-name="P54">3</text:p>
          </table:table-cell>
          <table:table-cell table:style-name="POxyXXX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22">36 c</text:p>
          </table:table-cell>
          <table:table-cell table:style-name="POxyXXXVIII.A1" office:value-type="string">
            <text:p text:style-name="P54">3</text:p>
          </table:table-cell>
          <table:table-cell table:style-name="POxyXXX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22">36 c</text:p>
          </table:table-cell>
          <table:table-cell table:style-name="POxyXL.A1" office:value-type="string">
            <text:p text:style-name="P54">3</text:p>
          </table:table-cell>
          <table:table-cell table:style-name="POxyXL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22">36 c</text:p>
          </table:table-cell>
          <table:table-cell table:style-name="POxyXLI.A1" office:value-type="string">
            <text:p text:style-name="P54">3</text:p>
          </table:table-cell>
          <table:table-cell table:style-name="POxyXL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22">36 c</text:p>
          </table:table-cell>
          <table:table-cell table:style-name="POxyXXIX.A1" office:value-type="string">
            <text:p text:style-name="P54">3</text:p>
          </table:table-cell>
          <table:table-cell table:style-name="POxyXX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22">36 c</text:p>
          </table:table-cell>
          <table:table-cell table:style-name="POxyXLIII.A1" office:value-type="string">
            <text:p text:style-name="P54">3</text:p>
          </table:table-cell>
          <table:table-cell table:style-name="POxyXL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22">36 c</text:p>
          </table:table-cell>
          <table:table-cell table:style-name="POxyXLIV.A1" office:value-type="string">
            <text:p text:style-name="P54">3</text:p>
          </table:table-cell>
          <table:table-cell table:style-name="POxyXL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22">36 c</text:p>
          </table:table-cell>
          <table:table-cell table:style-name="POxyXLV.A1" office:value-type="string">
            <text:p text:style-name="P54">3</text:p>
          </table:table-cell>
          <table:table-cell table:style-name="POxyXL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22">36 c</text:p>
          </table:table-cell>
          <table:table-cell table:style-name="POxyXLVI.A1" office:value-type="string">
            <text:p text:style-name="P54">3</text:p>
          </table:table-cell>
          <table:table-cell table:style-name="POxyXL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22">36 c</text:p>
          </table:table-cell>
          <table:table-cell table:style-name="POxyXLVII.A1" office:value-type="string">
            <text:p text:style-name="P54">3</text:p>
          </table:table-cell>
          <table:table-cell table:style-name="POxyXL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22">36 c</text:p>
          </table:table-cell>
          <table:table-cell table:style-name="POxyXLVIII.A1" office:value-type="string">
            <text:p text:style-name="P54">3</text:p>
          </table:table-cell>
          <table:table-cell table:style-name="POxyXL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22">36 c</text:p>
          </table:table-cell>
          <table:table-cell table:style-name="POxyXLIX.A1" office:value-type="string">
            <text:p text:style-name="P54">3</text:p>
          </table:table-cell>
          <table:table-cell table:style-name="POxyXL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23">36 c</text:p>
          </table:table-cell>
          <table:table-cell table:style-name="POxyL.A1" office:value-type="string">
            <text:p text:style-name="P55">3</text:p>
          </table:table-cell>
          <table:table-cell table:style-name="POxy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23">36 c</text:p>
          </table:table-cell>
          <table:table-cell table:style-name="POxyLI.A1" office:value-type="string">
            <text:p text:style-name="P55">3</text:p>
          </table:table-cell>
          <table:table-cell table:style-name="POxyL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23">36 c</text:p>
          </table:table-cell>
          <table:table-cell table:style-name="POxyLIV.A1" office:value-type="string">
            <text:p text:style-name="P55">3</text:p>
          </table:table-cell>
          <table:table-cell table:style-name="POxyL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23">36 c</text:p>
          </table:table-cell>
          <table:table-cell table:style-name="POxyLV.A1" office:value-type="string">
            <text:p text:style-name="P55">3</text:p>
          </table:table-cell>
          <table:table-cell table:style-name="POxyL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23">36 c</text:p>
          </table:table-cell>
          <table:table-cell table:style-name="POxyLVI.A1" office:value-type="string">
            <text:p text:style-name="P55">3</text:p>
          </table:table-cell>
          <table:table-cell table:style-name="POxyL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23">36 c</text:p>
          </table:table-cell>
          <table:table-cell table:style-name="POxyLVIII.A1" office:value-type="string">
            <text:p text:style-name="P55">3</text:p>
          </table:table-cell>
          <table:table-cell table:style-name="POxyL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23">36 c</text:p>
          </table:table-cell>
          <table:table-cell table:style-name="POxyLIX.A1" office:value-type="string">
            <text:p text:style-name="P55">3</text:p>
          </table:table-cell>
          <table:table-cell table:style-name="POxyL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23">36 c</text:p>
          </table:table-cell>
          <table:table-cell table:style-name="POxyLX.A1" office:value-type="string">
            <text:p text:style-name="P55">3</text:p>
          </table:table-cell>
          <table:table-cell table:style-name="POxyL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23">36 c</text:p>
          </table:table-cell>
          <table:table-cell table:style-name="POxyLXI.A1" office:value-type="string">
            <text:p text:style-name="P55">3</text:p>
          </table:table-cell>
          <table:table-cell table:style-name="POxyLX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23">36 c</text:p>
          </table:table-cell>
          <table:table-cell table:style-name="POxyLXII.A1" office:value-type="string">
            <text:p text:style-name="P55">3</text:p>
          </table:table-cell>
          <table:table-cell table:style-name="POxyL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23">36 c</text:p>
          </table:table-cell>
          <table:table-cell table:style-name="POxyLXIII.A1" office:value-type="string">
            <text:p text:style-name="P55">3</text:p>
          </table:table-cell>
          <table:table-cell table:style-name="POxyLX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23">36 c</text:p>
          </table:table-cell>
          <table:table-cell table:style-name="POxyLXVII.A1" office:value-type="string">
            <text:p text:style-name="P55">3</text:p>
          </table:table-cell>
          <table:table-cell table:style-name="POxyLX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23">36 c</text:p>
          </table:table-cell>
          <table:table-cell table:style-name="POxyLXVIII.A1" office:value-type="string">
            <text:p text:style-name="P55">3</text:p>
          </table:table-cell>
          <table:table-cell table:style-name="POxyLX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23">36 c</text:p>
          </table:table-cell>
          <table:table-cell table:style-name="POxyLXIX.A1" office:value-type="string">
            <text:p text:style-name="P55">3</text:p>
          </table:table-cell>
          <table:table-cell table:style-name="POxyLX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23">36 c</text:p>
          </table:table-cell>
          <table:table-cell table:style-name="POxyLXX.A1" office:value-type="string">
            <text:p text:style-name="P55">3</text:p>
          </table:table-cell>
          <table:table-cell table:style-name="POxyLX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23">36 c</text:p>
          </table:table-cell>
          <table:table-cell table:style-name="POxyLXXI.A1" office:value-type="string">
            <text:p text:style-name="P55">3</text:p>
          </table:table-cell>
          <table:table-cell table:style-name="POxyLXX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23">36 c</text:p>
          </table:table-cell>
          <table:table-cell table:style-name="POxyLXXII.A1" office:value-type="string">
            <text:p text:style-name="P55">3</text:p>
          </table:table-cell>
          <table:table-cell table:style-name="POxyLX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23">36 c</text:p>
          </table:table-cell>
          <table:table-cell table:style-name="POxyHels.A1" office:value-type="string">
            <text:p text:style-name="P55">3</text:p>
          </table:table-cell>
          <table:table-cell table:style-name="POxyHel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23">36 c</text:p>
          </table:table-cell>
          <table:table-cell table:style-name="PPalauRib.A1" office:value-type="string">
            <text:p text:style-name="P55">3</text:p>
          </table:table-cell>
          <table:table-cell table:style-name="PPalauRib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23">36 c</text:p>
          </table:table-cell>
          <table:table-cell table:style-name="PPanop.A1" office:value-type="string">
            <text:p text:style-name="P55">3</text:p>
          </table:table-cell>
          <table:table-cell table:style-name="PPanop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23">36 c</text:p>
          </table:table-cell>
          <table:table-cell table:style-name="PPanopBorkowski.A1" office:value-type="string">
            <text:p text:style-name="P55">3</text:p>
          </table:table-cell>
          <table:table-cell table:style-name="PPanopBorkowsk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23">36 c</text:p>
          </table:table-cell>
          <table:table-cell table:style-name="PParamone.A1" office:value-type="string">
            <text:p text:style-name="P55">3</text:p>
          </table:table-cell>
          <table:table-cell table:style-name="PParamone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23">36 c</text:p>
          </table:table-cell>
          <table:table-cell table:style-name="PPetas.A1" office:value-type="string">
            <text:p text:style-name="P55">3</text:p>
          </table:table-cell>
          <table:table-cell table:style-name="PPeta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23">36 c</text:p>
          </table:table-cell>
          <table:table-cell table:style-name="PPetraI.A1" office:value-type="string">
            <text:p text:style-name="P55">3</text:p>
          </table:table-cell>
          <table:table-cell table:style-name="PPetra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23">36 c</text:p>
          </table:table-cell>
          <table:table-cell table:style-name="PPetrII.A1" office:value-type="string">
            <text:p text:style-name="P55">3</text:p>
          </table:table-cell>
          <table:table-cell table:style-name="PPetr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23">36 c</text:p>
          </table:table-cell>
          <table:table-cell table:style-name="PPetrIII.A1" office:value-type="string">
            <text:p text:style-name="P55">3</text:p>
          </table:table-cell>
          <table:table-cell table:style-name="PPetr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23">36 c</text:p>
          </table:table-cell>
          <table:table-cell table:style-name="PPetrIIIAufl.A1" office:value-type="string">
            <text:p text:style-name="P55">3</text:p>
          </table:table-cell>
          <table:table-cell table:style-name="PPetrIIIAuf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23">36 c</text:p>
          </table:table-cell>
          <table:table-cell table:style-name="PPher.A1" office:value-type="string">
            <text:p text:style-name="P55">3</text:p>
          </table:table-cell>
          <table:table-cell table:style-name="PPher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23">36 c</text:p>
          </table:table-cell>
          <table:table-cell table:style-name="PPhil.A1" office:value-type="string">
            <text:p text:style-name="P55">3</text:p>
          </table:table-cell>
          <table:table-cell table:style-name="PPhi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23">36 c</text:p>
          </table:table-cell>
          <table:table-cell table:style-name="PPolitlud.A1" office:value-type="string">
            <text:p text:style-name="P55">3</text:p>
          </table:table-cell>
          <table:table-cell table:style-name="PPolitlud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23">36 c</text:p>
          </table:table-cell>
          <table:table-cell table:style-name="PPragI.A1" office:value-type="string">
            <text:p text:style-name="P55">3</text:p>
          </table:table-cell>
          <table:table-cell table:style-name="PPrag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23">36 c</text:p>
          </table:table-cell>
          <table:table-cell table:style-name="PPragII.A1" office:value-type="string">
            <text:p text:style-name="P55">3</text:p>
          </table:table-cell>
          <table:table-cell table:style-name="PPrag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23">36 c</text:p>
          </table:table-cell>
          <table:table-cell table:style-name="PPrincUnivI.A1" office:value-type="string">
            <text:p text:style-name="P55">3</text:p>
          </table:table-cell>
          <table:table-cell table:style-name="PPrincUni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23">36 c</text:p>
          </table:table-cell>
          <table:table-cell table:style-name="PPrincUnivII.A1" office:value-type="string">
            <text:p text:style-name="P55">3</text:p>
          </table:table-cell>
          <table:table-cell table:style-name="PPrincUni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23">36 c</text:p>
          </table:table-cell>
          <table:table-cell table:style-name="PPrincUnivIII.A1" office:value-type="string">
            <text:p text:style-name="P55">3</text:p>
          </table:table-cell>
          <table:table-cell table:style-name="PPrincUni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23">36 c</text:p>
          </table:table-cell>
          <table:table-cell table:style-name="PRainerCent.A1" office:value-type="string">
            <text:p text:style-name="P55">3</text:p>
          </table:table-cell>
          <table:table-cell table:style-name="PRainerCent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23">36 c</text:p>
          </table:table-cell>
          <table:table-cell table:style-name="PReinI.A1" office:value-type="string">
            <text:p text:style-name="P55">3</text:p>
          </table:table-cell>
          <table:table-cell table:style-name="PRein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23">36 c</text:p>
          </table:table-cell>
          <table:table-cell table:style-name="PReinII.A1" office:value-type="string">
            <text:p text:style-name="P55">3</text:p>
          </table:table-cell>
          <table:table-cell table:style-name="PRein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23">36 c</text:p>
          </table:table-cell>
          <table:table-cell table:style-name="RevLaws.A1" office:value-type="string">
            <text:p text:style-name="P55">3</text:p>
          </table:table-cell>
          <table:table-cell table:style-name="RevLaw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23">36 c</text:p>
          </table:table-cell>
          <table:table-cell table:style-name="PRossGeorgII.A1" office:value-type="string">
            <text:p text:style-name="P55">3</text:p>
          </table:table-cell>
          <table:table-cell table:style-name="PRossGeorg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23">36 c</text:p>
          </table:table-cell>
          <table:table-cell table:style-name="PRossGeorgIII.A1" office:value-type="string">
            <text:p text:style-name="P55">3</text:p>
          </table:table-cell>
          <table:table-cell table:style-name="PRossGeorg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23">36 c</text:p>
          </table:table-cell>
          <table:table-cell table:style-name="PRossGeorgIV.A1" office:value-type="string">
            <text:p text:style-name="P55">3</text:p>
          </table:table-cell>
          <table:table-cell table:style-name="PRossGeorg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23">36 c</text:p>
          </table:table-cell>
          <table:table-cell table:style-name="PRossGeorgV.A1" office:value-type="string">
            <text:p text:style-name="P55">3</text:p>
          </table:table-cell>
          <table:table-cell table:style-name="PRossGeorg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23">36 c</text:p>
          </table:table-cell>
          <table:table-cell table:style-name="PRylII.A1" office:value-type="string">
            <text:p text:style-name="P55">3</text:p>
          </table:table-cell>
          <table:table-cell table:style-name="PRyl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23">36 c</text:p>
          </table:table-cell>
          <table:table-cell table:style-name="PRylIV.A1" office:value-type="string">
            <text:p text:style-name="P55">3</text:p>
          </table:table-cell>
          <table:table-cell table:style-name="PRyl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23">36 c</text:p>
          </table:table-cell>
          <table:table-cell table:style-name="PSakaon.A1" office:value-type="string">
            <text:p text:style-name="P55">3</text:p>
          </table:table-cell>
          <table:table-cell table:style-name="PSakaon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24">36 c</text:p>
          </table:table-cell>
          <table:table-cell table:style-name="SBI.A1" office:value-type="string">
            <text:p text:style-name="P56">3</text:p>
          </table:table-cell>
          <table:table-cell table:style-name="SB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24">36 c</text:p>
          </table:table-cell>
          <table:table-cell table:style-name="SBIII.A1" office:value-type="string">
            <text:p text:style-name="P56">3</text:p>
          </table:table-cell>
          <table:table-cell table:style-name="SB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24">36 c</text:p>
          </table:table-cell>
          <table:table-cell table:style-name="SBIV.A1" office:value-type="string">
            <text:p text:style-name="P56">3</text:p>
          </table:table-cell>
          <table:table-cell table:style-name="SB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24">36 c</text:p>
          </table:table-cell>
          <table:table-cell table:style-name="SBV.A1" office:value-type="string">
            <text:p text:style-name="P56">3</text:p>
          </table:table-cell>
          <table:table-cell table:style-name="SB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24">36 c</text:p>
          </table:table-cell>
          <table:table-cell table:style-name="SBVI.A1" office:value-type="string">
            <text:p text:style-name="P56">3</text:p>
          </table:table-cell>
          <table:table-cell table:style-name="SB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24">36 c</text:p>
          </table:table-cell>
          <table:table-cell table:style-name="SBVIII.A1" office:value-type="string">
            <text:p text:style-name="P56">3</text:p>
          </table:table-cell>
          <table:table-cell table:style-name="SB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24">36 c</text:p>
          </table:table-cell>
          <table:table-cell table:style-name="SBX.A1" office:value-type="string">
            <text:p text:style-name="P56">3</text:p>
          </table:table-cell>
          <table:table-cell table:style-name="SB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24">36 c</text:p>
          </table:table-cell>
          <table:table-cell table:style-name="SBXII.A1" office:value-type="string">
            <text:p text:style-name="P56">3</text:p>
          </table:table-cell>
          <table:table-cell table:style-name="SB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24">36 c</text:p>
          </table:table-cell>
          <table:table-cell table:style-name="SBXIV.A1" office:value-type="string">
            <text:p text:style-name="P56">3</text:p>
          </table:table-cell>
          <table:table-cell table:style-name="SB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24">36 c</text:p>
          </table:table-cell>
          <table:table-cell table:style-name="SBXVI.A1" office:value-type="string">
            <text:p text:style-name="P56">3</text:p>
          </table:table-cell>
          <table:table-cell table:style-name="SBX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24">36 c</text:p>
          </table:table-cell>
          <table:table-cell table:style-name="SBXVIII.A1" office:value-type="string">
            <text:p text:style-name="P56">3</text:p>
          </table:table-cell>
          <table:table-cell table:style-name="SBX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24">36 c</text:p>
          </table:table-cell>
          <table:table-cell table:style-name="SBXX.A1" office:value-type="string">
            <text:p text:style-name="P56">3</text:p>
          </table:table-cell>
          <table:table-cell table:style-name="SBX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24">36 c</text:p>
          </table:table-cell>
          <table:table-cell table:style-name="SBXXII.A1" office:value-type="string">
            <text:p text:style-name="P56">3</text:p>
          </table:table-cell>
          <table:table-cell table:style-name="SBX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24">36 c</text:p>
          </table:table-cell>
          <table:table-cell table:style-name="SBXXIV.A1" office:value-type="string">
            <text:p text:style-name="P56">3</text:p>
          </table:table-cell>
          <table:table-cell table:style-name="SBX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24">36 c</text:p>
          </table:table-cell>
          <table:table-cell table:style-name="SBXXVI.A1" office:value-type="string">
            <text:p text:style-name="P56">3</text:p>
          </table:table-cell>
          <table:table-cell table:style-name="SBXX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24">36 c</text:p>
          </table:table-cell>
          <table:table-cell table:style-name="SBXXVIII.A1" office:value-type="string">
            <text:p text:style-name="P56">3</text:p>
          </table:table-cell>
          <table:table-cell table:style-name="SBXX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24">36 c</text:p>
          </table:table-cell>
          <table:table-cell table:style-name="PSarap.A1" office:value-type="string">
            <text:p text:style-name="P56">3</text:p>
          </table:table-cell>
          <table:table-cell table:style-name="PSarap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24">36 c</text:p>
          </table:table-cell>
          <table:table-cell table:style-name="PSijp.A1" office:value-type="string">
            <text:p text:style-name="P56">3</text:p>
          </table:table-cell>
          <table:table-cell table:style-name="PSijp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24">36 c</text:p>
          </table:table-cell>
          <table:table-cell table:style-name="PSAAthen.A1" office:value-type="string">
            <text:p text:style-name="P56">3</text:p>
          </table:table-cell>
          <table:table-cell table:style-name="PSAAthen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24">36 c</text:p>
          </table:table-cell>
          <table:table-cell table:style-name="PSocI.A1" office:value-type="string">
            <text:p text:style-name="P56">3</text:p>
          </table:table-cell>
          <table:table-cell table:style-name="PSoc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24">36 c</text:p>
          </table:table-cell>
          <table:table-cell table:style-name="PSocIII.A1" office:value-type="string">
            <text:p text:style-name="P56">3</text:p>
          </table:table-cell>
          <table:table-cell table:style-name="PSoc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24">36 c</text:p>
          </table:table-cell>
          <table:table-cell table:style-name="PSocIV.A1" office:value-type="string">
            <text:p text:style-name="P56">3</text:p>
          </table:table-cell>
          <table:table-cell table:style-name="PSoc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24">36 c</text:p>
          </table:table-cell>
          <table:table-cell table:style-name="PSocV.A1" office:value-type="string">
            <text:p text:style-name="P56">3</text:p>
          </table:table-cell>
          <table:table-cell table:style-name="PSoc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24">36 c</text:p>
          </table:table-cell>
          <table:table-cell table:style-name="PSocVI.A1" office:value-type="string">
            <text:p text:style-name="P56">3</text:p>
          </table:table-cell>
          <table:table-cell table:style-name="PSoc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24">36 c</text:p>
          </table:table-cell>
          <table:table-cell table:style-name="PSocVII.A1" office:value-type="string">
            <text:p text:style-name="P56">3</text:p>
          </table:table-cell>
          <table:table-cell table:style-name="PSoc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24">36 c</text:p>
          </table:table-cell>
          <table:table-cell table:style-name="PSocVIII.A1" office:value-type="string">
            <text:p text:style-name="P56">3</text:p>
          </table:table-cell>
          <table:table-cell table:style-name="PSoc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24">36 c</text:p>
          </table:table-cell>
          <table:table-cell table:style-name="PSocIX.A1" office:value-type="string">
            <text:p text:style-name="P56">3</text:p>
          </table:table-cell>
          <table:table-cell table:style-name="PSoc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24">36 c</text:p>
          </table:table-cell>
          <table:table-cell table:style-name="PSocX.A1" office:value-type="string">
            <text:p text:style-name="P56">3</text:p>
          </table:table-cell>
          <table:table-cell table:style-name="PSoc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24">36 c</text:p>
          </table:table-cell>
          <table:table-cell table:style-name="PSocXII.A1" office:value-type="string">
            <text:p text:style-name="P56">3</text:p>
          </table:table-cell>
          <table:table-cell table:style-name="PSoc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24">36 c</text:p>
          </table:table-cell>
          <table:table-cell table:style-name="PSocXIII.A1" office:value-type="string">
            <text:p text:style-name="P56">3</text:p>
          </table:table-cell>
          <table:table-cell table:style-name="PSocX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24">36 c</text:p>
          </table:table-cell>
          <table:table-cell table:style-name="PSocXIV.A1" office:value-type="string">
            <text:p text:style-name="P56">3</text:p>
          </table:table-cell>
          <table:table-cell table:style-name="PSoc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24">36 c</text:p>
          </table:table-cell>
          <table:table-cell table:style-name="PSocXV.A1" office:value-type="string">
            <text:p text:style-name="P56">3</text:p>
          </table:table-cell>
          <table:table-cell table:style-name="PSocX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24">36 c</text:p>
          </table:table-cell>
          <table:table-cell table:style-name="PSocComVI.A1" office:value-type="string">
            <text:p text:style-name="P56">3</text:p>
          </table:table-cell>
          <table:table-cell table:style-name="PSocCom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24">36 c</text:p>
          </table:table-cell>
          <table:table-cell table:style-name="PSocXICongr.A1" office:value-type="string">
            <text:p text:style-name="P56">3</text:p>
          </table:table-cell>
          <table:table-cell table:style-name="PSocXI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24">36 c</text:p>
          </table:table-cell>
          <table:table-cell table:style-name="PSocXVIICongr.A1" office:value-type="string">
            <text:p text:style-name="P56">3</text:p>
          </table:table-cell>
          <table:table-cell table:style-name="PSocXVII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24">36 c</text:p>
          </table:table-cell>
          <table:table-cell table:style-name="PSocXXCongr.A1" office:value-type="string">
            <text:p text:style-name="P56">3</text:p>
          </table:table-cell>
          <table:table-cell table:style-name="PSocXX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24">36 c</text:p>
          </table:table-cell>
          <table:table-cell table:style-name="PSorbII.A1" office:value-type="string">
            <text:p text:style-name="P56">3</text:p>
          </table:table-cell>
          <table:table-cell table:style-name="PSorb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24">36 c</text:p>
          </table:table-cell>
          <table:table-cell table:style-name="PSoterichos.A1" office:value-type="string">
            <text:p text:style-name="P56">3</text:p>
          </table:table-cell>
          <table:table-cell table:style-name="PSoterichos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24">36 c</text:p>
          </table:table-cell>
          <table:table-cell table:style-name="PStaXyla.A1" office:value-type="string">
            <text:p text:style-name="P56">3</text:p>
          </table:table-cell>
          <table:table-cell table:style-name="PStaXyla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24">36 c</text:p>
          </table:table-cell>
          <table:table-cell table:style-name="PStrasbI.A1" office:value-type="string">
            <text:p text:style-name="P56">3</text:p>
          </table:table-cell>
          <table:table-cell table:style-name="PStrasb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24">36 c</text:p>
          </table:table-cell>
          <table:table-cell table:style-name="PStrasbII.A1" office:value-type="string">
            <text:p text:style-name="P56">3</text:p>
          </table:table-cell>
          <table:table-cell table:style-name="PStrasb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24">36 c</text:p>
          </table:table-cell>
          <table:table-cell table:style-name="PStrasbIII.A1" office:value-type="string">
            <text:p text:style-name="P56">3</text:p>
          </table:table-cell>
          <table:table-cell table:style-name="PStrasb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24">36 c</text:p>
          </table:table-cell>
          <table:table-cell table:style-name="PStrasbIV.A1" office:value-type="string">
            <text:p text:style-name="P56">3</text:p>
          </table:table-cell>
          <table:table-cell table:style-name="PStrasb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24">36 c</text:p>
          </table:table-cell>
          <table:table-cell table:style-name="PStrasbV.A1" office:value-type="string">
            <text:p text:style-name="P56">3</text:p>
          </table:table-cell>
          <table:table-cell table:style-name="PStrasb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24">36 c</text:p>
          </table:table-cell>
          <table:table-cell table:style-name="PStrasbVI.A1" office:value-type="string">
            <text:p text:style-name="P56">3</text:p>
          </table:table-cell>
          <table:table-cell table:style-name="PStrasb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24">36 c</text:p>
          </table:table-cell>
          <table:table-cell table:style-name="PStrasbVII.A1" office:value-type="string">
            <text:p text:style-name="P56">3</text:p>
          </table:table-cell>
          <table:table-cell table:style-name="PStrasb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24">36 c</text:p>
          </table:table-cell>
          <table:table-cell table:style-name="PStrasbVIII.A1" office:value-type="string">
            <text:p text:style-name="P56">3</text:p>
          </table:table-cell>
          <table:table-cell table:style-name="PStrasb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24">36 c</text:p>
          </table:table-cell>
          <table:table-cell table:style-name="PStrasbIX.A1" office:value-type="string">
            <text:p text:style-name="P56">3</text:p>
          </table:table-cell>
          <table:table-cell table:style-name="PStrasb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24">36 c</text:p>
          </table:table-cell>
          <table:table-cell table:style-name="StudPalII.A1" office:value-type="string">
            <text:p text:style-name="P56">3</text:p>
          </table:table-cell>
          <table:table-cell table:style-name="StudPal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24">36 c</text:p>
          </table:table-cell>
          <table:table-cell table:style-name="StudPalIII.A1" office:value-type="string">
            <text:p text:style-name="P56">3</text:p>
          </table:table-cell>
          <table:table-cell table:style-name="StudPal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24">36 c</text:p>
          </table:table-cell>
          <table:table-cell table:style-name="StudPalIIIIIAufl.A1" office:value-type="string">
            <text:p text:style-name="P56">3</text:p>
          </table:table-cell>
          <table:table-cell table:style-name="StudPalIIIIIAufl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24">36 c</text:p>
          </table:table-cell>
          <table:table-cell table:style-name="StudPalV.A1" office:value-type="string">
            <text:p text:style-name="P56">3</text:p>
          </table:table-cell>
          <table:table-cell table:style-name="StudPal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24">36 c</text:p>
          </table:table-cell>
          <table:table-cell table:style-name="StudPalVIII.A1" office:value-type="string">
            <text:p text:style-name="P56">3</text:p>
          </table:table-cell>
          <table:table-cell table:style-name="StudPal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24">36 c</text:p>
          </table:table-cell>
          <table:table-cell table:style-name="StudPalX.A1" office:value-type="string">
            <text:p text:style-name="P56">3</text:p>
          </table:table-cell>
          <table:table-cell table:style-name="StudPal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24">36 c</text:p>
          </table:table-cell>
          <table:table-cell table:style-name="StudPalXX.A1" office:value-type="string">
            <text:p text:style-name="P56">3</text:p>
          </table:table-cell>
          <table:table-cell table:style-name="StudPalX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24">36 c</text:p>
          </table:table-cell>
          <table:table-cell table:style-name="StudPalXXII.A1" office:value-type="string">
            <text:p text:style-name="P56">3</text:p>
          </table:table-cell>
          <table:table-cell table:style-name="StudPalX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25">36 c</text:p>
          </table:table-cell>
          <table:table-cell table:style-name="PTebtI.A1" office:value-type="string">
            <text:p text:style-name="P57">3</text:p>
          </table:table-cell>
          <table:table-cell table:style-name="PTebt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25">36 c</text:p>
          </table:table-cell>
          <table:table-cell table:style-name="PTebtII.A1" office:value-type="string">
            <text:p text:style-name="P57">3</text:p>
          </table:table-cell>
          <table:table-cell table:style-name="PTebt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25">36 c</text:p>
          </table:table-cell>
          <table:table-cell table:style-name="PTebtIIITeilI.A1" office:value-type="string">
            <text:p text:style-name="P57">3</text:p>
          </table:table-cell>
          <table:table-cell table:style-name="PTebtIIITeil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25">36 c</text:p>
          </table:table-cell>
          <table:table-cell table:style-name="PTebtIIITeilII.A1" office:value-type="string">
            <text:p text:style-name="P57">3</text:p>
          </table:table-cell>
          <table:table-cell table:style-name="PTebtIIITeil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25">36 c</text:p>
          </table:table-cell>
          <table:table-cell table:style-name="PTebtV.A1" office:value-type="string">
            <text:p text:style-name="P57">3</text:p>
          </table:table-cell>
          <table:table-cell table:style-name="PTebt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25">36 c</text:p>
          </table:table-cell>
          <table:table-cell table:style-name="PThomas.A1" office:value-type="string">
            <text:p text:style-name="P57">3</text:p>
          </table:table-cell>
          <table:table-cell table:style-name="PThoma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25">36 c</text:p>
          </table:table-cell>
          <table:table-cell table:style-name="PTorChoachiti.A1" office:value-type="string">
            <text:p text:style-name="P57">3</text:p>
          </table:table-cell>
          <table:table-cell table:style-name="PTorChoachit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25">36 c</text:p>
          </table:table-cell>
          <table:table-cell table:style-name="PTurner.A1" office:value-type="string">
            <text:p text:style-name="P57">3</text:p>
          </table:table-cell>
          <table:table-cell table:style-name="PTurne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25">36 c</text:p>
          </table:table-cell>
          <table:table-cell table:style-name="PUGI.A1" office:value-type="string">
            <text:p text:style-name="P57">3</text:p>
          </table:table-cell>
          <table:table-cell table:style-name="PUG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25">36 c</text:p>
          </table:table-cell>
          <table:table-cell table:style-name="PUGII.A1" office:value-type="string">
            <text:p text:style-name="P57">3</text:p>
          </table:table-cell>
          <table:table-cell table:style-name="PUG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25">36 c</text:p>
          </table:table-cell>
          <table:table-cell table:style-name="PUGIII.A1" office:value-type="string">
            <text:p text:style-name="P57">3</text:p>
          </table:table-cell>
          <table:table-cell table:style-name="PUG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25">36 c</text:p>
          </table:table-cell>
          <table:table-cell table:style-name="UPZI.A1" office:value-type="string">
            <text:p text:style-name="P57">3</text:p>
          </table:table-cell>
          <table:table-cell table:style-name="UPZ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25">36 c</text:p>
          </table:table-cell>
          <table:table-cell table:style-name="UPZII.A1" office:value-type="string">
            <text:p text:style-name="P57">3</text:p>
          </table:table-cell>
          <table:table-cell table:style-name="UPZ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25">36 c</text:p>
          </table:table-cell>
          <table:table-cell table:style-name="PVars.A1" office:value-type="string">
            <text:p text:style-name="P57">3</text:p>
          </table:table-cell>
          <table:table-cell table:style-name="PVar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25">36 c</text:p>
          </table:table-cell>
          <table:table-cell table:style-name="PVaticAphr.A1" office:value-type="string">
            <text:p text:style-name="P57">3</text:p>
          </table:table-cell>
          <table:table-cell table:style-name="PVaticAph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25">36 c</text:p>
          </table:table-cell>
          <table:table-cell table:style-name="PVindobSalomons.A1" office:value-type="string">
            <text:p text:style-name="P57">3</text:p>
          </table:table-cell>
          <table:table-cell table:style-name="PVindobSalomon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25">36 c</text:p>
          </table:table-cell>
          <table:table-cell table:style-name="PVindobTandem.A1" office:value-type="string">
            <text:p text:style-name="P57">3</text:p>
          </table:table-cell>
          <table:table-cell table:style-name="PVindobTandem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25">36 c</text:p>
          </table:table-cell>
          <table:table-cell table:style-name="PWashUnivI.A1" office:value-type="string">
            <text:p text:style-name="P57">3</text:p>
          </table:table-cell>
          <table:table-cell table:style-name="PWashUni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25">36 c</text:p>
          </table:table-cell>
          <table:table-cell table:style-name="PWashUnivII.A1" office:value-type="string">
            <text:p text:style-name="P57">3</text:p>
          </table:table-cell>
          <table:table-cell table:style-name="PWashUniv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25">36 c</text:p>
          </table:table-cell>
          <table:table-cell table:style-name="WilckenChrest.A1" office:value-type="string">
            <text:p text:style-name="P57">3</text:p>
          </table:table-cell>
          <table:table-cell table:style-name="WilckenChrest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25">36 c</text:p>
          </table:table-cell>
          <table:table-cell table:style-name="PWiscII.A1" office:value-type="string">
            <text:p text:style-name="P57">3</text:p>
          </table:table-cell>
          <table:table-cell table:style-name="PWisc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25">36 c</text:p>
          </table:table-cell>
          <table:table-cell table:style-name="PWrzb.A1" office:value-type="string">
            <text:p text:style-name="P57">3</text:p>
          </table:table-cell>
          <table:table-cell table:style-name="PWrzb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25">36 c</text:p>
          </table:table-cell>
          <table:table-cell table:style-name="PYadin.A1" office:value-type="string">
            <text:p text:style-name="P57">3</text:p>
          </table:table-cell>
          <table:table-cell table:style-name="PYadin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25">36 c</text:p>
          </table:table-cell>
          <table:table-cell table:style-name="PYadinII.A1" office:value-type="string">
            <text:p text:style-name="P57">3</text:p>
          </table:table-cell>
          <table:table-cell table:style-name="PYadin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25">36 c</text:p>
          </table:table-cell>
          <table:table-cell table:style-name="PYaleI.A1" office:value-type="string">
            <text:p text:style-name="P57">3</text:p>
          </table:table-cell>
          <table:table-cell table:style-name="PYale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25">36 c</text:p>
          </table:table-cell>
          <table:table-cell table:style-name="PYaleIII.A1" office:value-type="string">
            <text:p text:style-name="P57">3</text:p>
          </table:table-cell>
          <table:table-cell table:style-name="PYale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25">36 c</text:p>
          </table:table-cell>
          <table:table-cell table:style-name="PZauzich.A1" office:value-type="string">
            <text:p text:style-name="P57">3</text:p>
          </table:table-cell>
          <table:table-cell table:style-name="PZauzich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25">36 c</text:p>
          </table:table-cell>
          <table:table-cell table:style-name="OAberd.A1" office:value-type="string">
            <text:p text:style-name="P57">3</text:p>
          </table:table-cell>
          <table:table-cell table:style-name="OAber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25">36 c</text:p>
          </table:table-cell>
          <table:table-cell table:style-name="OAmst.A1" office:value-type="string">
            <text:p text:style-name="P57">3</text:p>
          </table:table-cell>
          <table:table-cell table:style-name="OAmst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25">36 c</text:p>
          </table:table-cell>
          <table:table-cell table:style-name="OAshmShelton.A1" office:value-type="string">
            <text:p text:style-name="P57">3</text:p>
          </table:table-cell>
          <table:table-cell table:style-name="OAshmShelton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25">36 c</text:p>
          </table:table-cell>
          <table:table-cell table:style-name="OBawitIFAO.A1" office:value-type="string">
            <text:p text:style-name="P57">3</text:p>
          </table:table-cell>
          <table:table-cell table:style-name="OBawitIFAO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25">36 c</text:p>
          </table:table-cell>
          <table:table-cell table:style-name="OBerenikeI.A1" office:value-type="string">
            <text:p text:style-name="P57">3</text:p>
          </table:table-cell>
          <table:table-cell table:style-name="OBerenike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25">36 c</text:p>
          </table:table-cell>
          <table:table-cell table:style-name="OBerenikeII.A1" office:value-type="string">
            <text:p text:style-name="P57">3</text:p>
          </table:table-cell>
          <table:table-cell table:style-name="OBerenike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25">36 c</text:p>
          </table:table-cell>
          <table:table-cell table:style-name="OBrssBerl.A1" office:value-type="string">
            <text:p text:style-name="P57">3</text:p>
          </table:table-cell>
          <table:table-cell table:style-name="OBrssBerl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25">36 c</text:p>
          </table:table-cell>
          <table:table-cell table:style-name="OBuNjem.A1" office:value-type="string">
            <text:p text:style-name="P57">3</text:p>
          </table:table-cell>
          <table:table-cell table:style-name="OBuNjem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25">36 c</text:p>
          </table:table-cell>
          <table:table-cell table:style-name="OCairoGPW.A1" office:value-type="string">
            <text:p text:style-name="P57">3</text:p>
          </table:table-cell>
          <table:table-cell table:style-name="OCairoGPW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25">36 c</text:p>
          </table:table-cell>
          <table:table-cell table:style-name="OClaudI.A1" office:value-type="string">
            <text:p text:style-name="P57">3</text:p>
          </table:table-cell>
          <table:table-cell table:style-name="OClaud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25">36 c</text:p>
          </table:table-cell>
          <table:table-cell table:style-name="OClaudII.A1" office:value-type="string">
            <text:p text:style-name="P57">3</text:p>
          </table:table-cell>
          <table:table-cell table:style-name="OClaud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25">36 c</text:p>
          </table:table-cell>
          <table:table-cell table:style-name="OClaudIII.A1" office:value-type="string">
            <text:p text:style-name="P57">3</text:p>
          </table:table-cell>
          <table:table-cell table:style-name="OClaud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25">36 c</text:p>
          </table:table-cell>
          <table:table-cell table:style-name="ODouchIV.A1" office:value-type="string">
            <text:p text:style-name="P57">3</text:p>
          </table:table-cell>
          <table:table-cell table:style-name="ODouch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25">36 c</text:p>
          </table:table-cell>
          <table:table-cell table:style-name="ODouchV.A1" office:value-type="string">
            <text:p text:style-name="P57">3</text:p>
          </table:table-cell>
          <table:table-cell table:style-name="ODouch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25">36 c</text:p>
          </table:table-cell>
          <table:table-cell table:style-name="OEdfouI.A1" office:value-type="string">
            <text:p text:style-name="P57">3</text:p>
          </table:table-cell>
          <table:table-cell table:style-name="OEdfou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25">36 c</text:p>
          </table:table-cell>
          <table:table-cell table:style-name="OEdfouII.A1" office:value-type="string">
            <text:p text:style-name="P57">3</text:p>
          </table:table-cell>
          <table:table-cell table:style-name="OEdfou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25">36 c</text:p>
          </table:table-cell>
          <table:table-cell table:style-name="OEdfouIII.A1" office:value-type="string">
            <text:p text:style-name="P57">3</text:p>
          </table:table-cell>
          <table:table-cell table:style-name="OEdfou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25">36 c</text:p>
          </table:table-cell>
          <table:table-cell table:style-name="OElephDAIK.A1" office:value-type="string">
            <text:p text:style-name="P57">3</text:p>
          </table:table-cell>
          <table:table-cell table:style-name="OElephDAIK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25">36 c</text:p>
          </table:table-cell>
          <table:table-cell table:style-name="OFay.A1" office:value-type="string">
            <text:p text:style-name="P57">3</text:p>
          </table:table-cell>
          <table:table-cell table:style-name="OFay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25">36 c</text:p>
          </table:table-cell>
          <table:table-cell table:style-name="OFlorida.A1" office:value-type="string">
            <text:p text:style-name="P57">3</text:p>
          </table:table-cell>
          <table:table-cell table:style-name="OFlorida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25">36 c</text:p>
          </table:table-cell>
          <table:table-cell table:style-name="OHeid.A1" office:value-type="string">
            <text:p text:style-name="P57">3</text:p>
          </table:table-cell>
          <table:table-cell table:style-name="OHei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25">36 c</text:p>
          </table:table-cell>
          <table:table-cell table:style-name="OKellis.A1" office:value-type="string">
            <text:p text:style-name="P57">3</text:p>
          </table:table-cell>
          <table:table-cell table:style-name="OKelli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25">36 c</text:p>
          </table:table-cell>
          <table:table-cell table:style-name="OKrokI.A1" office:value-type="string">
            <text:p text:style-name="P57">3</text:p>
          </table:table-cell>
          <table:table-cell table:style-name="OKrok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25">36 c</text:p>
          </table:table-cell>
          <table:table-cell table:style-name="OLeid.A1" office:value-type="string">
            <text:p text:style-name="P57">3</text:p>
          </table:table-cell>
          <table:table-cell table:style-name="OLei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25">36 c</text:p>
          </table:table-cell>
          <table:table-cell table:style-name="OLund.A1" office:value-type="string">
            <text:p text:style-name="P57">3</text:p>
          </table:table-cell>
          <table:table-cell table:style-name="OLun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25">36 c</text:p>
          </table:table-cell>
          <table:table-cell table:style-name="OMeyer.A1" office:value-type="string">
            <text:p text:style-name="P57">3</text:p>
          </table:table-cell>
          <table:table-cell table:style-name="OMeye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25">36 c</text:p>
          </table:table-cell>
          <table:table-cell table:style-name="OMichI.A1" office:value-type="string">
            <text:p text:style-name="P57">3</text:p>
          </table:table-cell>
          <table:table-cell table:style-name="OMich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25">36 c</text:p>
          </table:table-cell>
          <table:table-cell table:style-name="OGrNarmuthisI.A1" office:value-type="string">
            <text:p text:style-name="P57">3</text:p>
          </table:table-cell>
          <table:table-cell table:style-name="OGrNarmuthis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25">36 c</text:p>
          </table:table-cell>
          <table:table-cell table:style-name="OOntMusII.A1" office:value-type="string">
            <text:p text:style-name="P57">3</text:p>
          </table:table-cell>
          <table:table-cell table:style-name="OOntMus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25">36 c</text:p>
          </table:table-cell>
          <table:table-cell table:style-name="OStrasb.A1" office:value-type="string">
            <text:p text:style-name="P57">3</text:p>
          </table:table-cell>
          <table:table-cell table:style-name="OStrasb.C1" office:value-type="string">
            <text:p text:style-name="P40">Zu datieren: 4.-8.8.161-168 n.Chr., F. Mitthof, Tyche 22 (2007), S. 207.</text:p>
          </table:table-cell>
        </table:table-row>
      </table:table>
      <text:p text:style-name="P68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61">S. 30</text:p>
          </table:table-cell>
          <table:table-cell table:style-name="OTaitI.B1" office:value-type="string">
            <text:p text:style-name="P26"><text:span text:style-name="T2">Inv. </text:span>628</text:p>
          </table:table-cell>
          <table:table-cell table:style-name="OTaitI.B1" office:value-type="string">
            <text:p text:style-name="P59">9</text:p>
          </table:table-cell>
          <table:table-cell table:style-name="OTaitI.D1" office:value-type="string">
            <text:p text:style-name="P41">Χηνοβ(οσκῶν) → Χηνοβ(οσκίων), vgl. J.M.S. Cowey - D. Kah, Z.P.E. 163 (2007), S. 169-170 zu B.G.U. 1. 137.</text:p>
          </table:table-cell>
        </table:table-row>
      </table:table>
      <text:p text:style-name="P65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25">36 c</text:p>
          </table:table-cell>
          <table:table-cell table:style-name="OTaitII.A1" office:value-type="string">
            <text:p text:style-name="P57">3</text:p>
          </table:table-cell>
          <table:table-cell table:style-name="OTait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25">36 c</text:p>
          </table:table-cell>
          <table:table-cell table:style-name="OTaitIII.A1" office:value-type="string">
            <text:p text:style-name="P57">3</text:p>
          </table:table-cell>
          <table:table-cell table:style-name="OTait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25">36 c</text:p>
          </table:table-cell>
          <table:table-cell table:style-name="OTheb.A1" office:value-type="string">
            <text:p text:style-name="P57">3</text:p>
          </table:table-cell>
          <table:table-cell table:style-name="OTheb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25">36 c</text:p>
          </table:table-cell>
          <table:table-cell table:style-name="OWilbBrk.A1" office:value-type="string">
            <text:p text:style-name="P57">3</text:p>
          </table:table-cell>
          <table:table-cell table:style-name="OWilbBrk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25">36 c</text:p>
          </table:table-cell>
          <table:table-cell table:style-name="OWilckenI.A1" office:value-type="string">
            <text:p text:style-name="P57">3</text:p>
          </table:table-cell>
          <table:table-cell table:style-name="OWilcken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25">36 c</text:p>
          </table:table-cell>
          <table:table-cell table:style-name="OWilckenII.A1" office:value-type="string">
            <text:p text:style-name="P57">3</text:p>
          </table:table-cell>
          <table:table-cell table:style-name="OWilcken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25">36 c</text:p>
          </table:table-cell>
          <table:table-cell table:style-name="TavoletteVarie.A1" office:value-type="string">
            <text:p text:style-name="P57">3</text:p>
          </table:table-cell>
          <table:table-cell table:style-name="TavoletteVarie.C1" office:value-type="string">
            <text:p text:style-name="P40">Zu datieren: 4.-8.8.161-168 n.Chr., F. Mitthof, Tyche 22 (2007), S. 207.</text:p>
          </table:table-cell>
        </table:table-row>
      </table:table>
      <text:h text:style-name="P6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MP3" style:family="paragraph" style:parent-style-name="blFooter">
      <style:paragraph-properties fo:text-align="center" style:justify-single-word="false"/>
    </style:style>
    <style:style style:name="MP4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M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MP6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7" style:family="paragraph" style:parent-style-name="blFooter">
      <style:paragraph-properties fo:text-align="center" style:justify-single-word="false"/>
      <style:text-properties officeooo:paragraph-rsid="0120a671"/>
    </style:style>
    <style:style style:name="MP8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MP9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P10" style:family="paragraph" style:parent-style-name="blFooter">
      <style:paragraph-properties fo:text-align="center" style:justify-single-word="false"/>
      <style:text-properties officeooo:paragraph-rsid="014838af"/>
    </style:style>
    <style:style style:name="MP11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T1" style:family="text">
      <style:text-properties officeooo:rsid="0023dfc3"/>
    </style:style>
    <style:style style:name="MT2" style:family="text"/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chapter text:display="name" text:outline-level="1">Publikation</text:chapter></text:p>
        <text:p text:style-name="MP2"><text:span text:style-name="blHeaderTableColumn"><text:tab/>Nr.<text:tab/>Zeile</text:span></text:p>
      </style:header>
      <style:footer>
        <text:p text:style-name="MP3">– <text:page-number text:select-page="current">21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4"><text:chapter text:display="name" text:outline-level="1">Publikation</text:chapter></text:p>
        <text:p text:style-name="MP5"><text:span text:style-name="blHeaderTableColumn"><text:tab/>Nr.<text:tab/>Zeile</text:span></text:p>
      </style:header>
      <style:footer>
        <text:p text:style-name="MP3">– <text:page-number text:select-page="current">32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Allgemeines</text:p>
      </style:header>
      <style:footer>
        <text:p text:style-name="MP3"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6"><text:chapter text:display="name" text:outline-level="1">Publikation</text:chapter></text:p>
      </style:header>
      <style:footer>
        <text:p text:style-name="MP7"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MP8"><text:chapter text:display="name" text:outline-level="1"/></text:p>
        <text:p text:style-name="MP9"><text:span text:style-name="blHeaderTableColumn"><text:tab/>Nr.<text:tab/>Zeile</text:span></text:p>
      </style:header>
      <style:footer>
        <text:p text:style-name="MP10">– <text:page-number text:select-page="current">0</text:page-number> –</text:p>
      </style:footer>
    </style:master-page>
    <style:master-page style:name="bl_5f_PageLeftSpecial" style:display-name="bl_PageLeftSpecial" style:page-layout-name="Mpm7" style:next-style-name="bl_5f_PageRightSpecial">
      <style:header>
        <text:p text:style-name="MP8"><text:chapter text:display="name" text:outline-level="1"/></text:p>
        <text:p text:style-name="MP11"><text:span text:style-name="blHeaderTableColumn"><text:tab/>Nr.<text:tab/>Zeile</text:span></text:p>
      </style:header>
      <style:footer>
        <text:p text:style-name="MP10">– <text:page-number text:select-page="current">0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12T17:09:21.474383000</dc:date>
    <dc:creator>Elor Oké</dc:creator>
    <meta:editing-duration>P1DT4H1M55S</meta:editing-duration>
    <meta:editing-cycles>250</meta:editing-cycles>
    <meta:generator>LibreOffice/5.2.3.3$MacOSX_X86_64 LibreOffice_project/d54a8868f08a7b39642414cf2c8ef2f228f780cf</meta:generator>
    <meta:document-statistic meta:table-count="430" meta:image-count="0" meta:object-count="0" meta:page-count="34" meta:paragraph-count="1748" meta:word-count="6529" meta:character-count="38223" meta:non-whitespace-character-count="33414"/>
  </office:meta>
</office:document-meta>
</file>